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4A000001136856485E88D25DCB.png" manifest:media-type="image/png"/>
  <manifest:file-entry manifest:full-path="Pictures/10000201000000F600000139558B645A6512EB53.png" manifest:media-type="image/png"/>
  <manifest:file-entry manifest:full-path="Pictures/100002010000027200000217A72528CF39B16F1F.png" manifest:media-type="image/png"/>
  <manifest:file-entry manifest:full-path="Pictures/100002010000015D00000104B705DB796373A77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1" svg:font-family="Consolas"/>
    <style:font-face style:name="Arial3" svg:font-family="Arial" style:font-family-generic="swiss"/>
    <style:font-face style:name="Consolas2" svg:font-family="Consolas" style:font-family-generic="modern" style:font-pitch="fixed"/>
    <style:font-face style:name="Liberation Mono" svg:font-family="'Liberation Mono'" style:font-family-generic="modern" style:font-pitch="fixed"/>
    <style:font-face style:name="NSimSun2" svg:font-family="NSimSun" style:font-family-generic="modern" style:font-pitch="fixed"/>
    <style:font-face style:name="Arial1" svg:font-family="Arial" style:font-pitch="variable"/>
    <style:font-face style:name="Consolas3" svg:font-family="Consolas" style:font-pitch="variable"/>
    <style:font-face style:name="Liberation Serif1" svg:font-family="'Liberation Serif'" style:font-pitch="variable"/>
    <style:font-face style:name="NSimSun1" svg:font-family="NSimSun" style:font-pitch="variable"/>
    <style:font-face style:name="Arial2" svg:font-family="Arial" style:font-family-generic="modern" style:font-pitch="variable"/>
    <style:font-face style:name="Consolas4" svg:font-family="Consolas" style:font-family-generic="modern" style:font-pitch="variable"/>
    <style:font-face style:name="Liberation Serif2" svg:font-family="'Liberation Serif'" style:font-family-generic="moder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1ece72"/>
    </style:style>
    <style:style style:name="P3" style:family="paragraph" style:parent-style-name="Text_20_body">
      <style:text-properties officeooo:paragraph-rsid="00245c22"/>
    </style:style>
    <style:style style:name="P4" style:family="paragraph" style:parent-style-name="Text_20_body">
      <style:text-properties officeooo:paragraph-rsid="002b6558"/>
    </style:style>
    <style:style style:name="P5" style:family="paragraph" style:parent-style-name="Text_20_body">
      <style:text-properties fo:font-weight="bold" officeooo:paragraph-rsid="002b6558" style:font-weight-asian="bold" style:font-weight-complex="bold"/>
    </style:style>
    <style:style style:name="P6" style:family="paragraph" style:parent-style-name="Text_20_body">
      <style:text-properties officeooo:paragraph-rsid="00332a6a"/>
    </style:style>
    <style:style style:name="P7" style:family="paragraph" style:parent-style-name="Text_20_body">
      <style:text-properties officeooo:paragraph-rsid="00374663"/>
    </style:style>
    <style:style style:name="P8" style:family="paragraph" style:parent-style-name="Text_20_body">
      <style:text-properties officeooo:paragraph-rsid="00447a58"/>
    </style:style>
    <style:style style:name="P9" style:family="paragraph" style:parent-style-name="Text_20_body">
      <style:text-properties officeooo:paragraph-rsid="004fc806"/>
    </style:style>
    <style:style style:name="P10" style:family="paragraph" style:parent-style-name="Text_20_body">
      <style:text-properties officeooo:rsid="0046c8be" officeooo:paragraph-rsid="0046c8be"/>
    </style:style>
    <style:style style:name="P11" style:family="paragraph" style:parent-style-name="Text_20_body">
      <style:text-properties officeooo:rsid="0046c8be" officeooo:paragraph-rsid="005c3998"/>
    </style:style>
    <style:style style:name="P12" style:family="paragraph" style:parent-style-name="Text_20_body">
      <style:text-properties officeooo:paragraph-rsid="0062081e"/>
    </style:style>
    <style:style style:name="P13" style:family="paragraph" style:parent-style-name="Text_20_body">
      <style:text-properties officeooo:paragraph-rsid="0062243e"/>
    </style:style>
    <style:style style:name="P14" style:family="paragraph" style:parent-style-name="Text_20_body">
      <style:text-properties officeooo:paragraph-rsid="006633a3"/>
    </style:style>
    <style:style style:name="P15" style:family="paragraph" style:parent-style-name="Text_20_body">
      <style:text-properties officeooo:rsid="00690e08" officeooo:paragraph-rsid="006a23ff"/>
    </style:style>
    <style:style style:name="P16" style:family="paragraph" style:parent-style-name="Text_20_body">
      <style:text-properties officeooo:rsid="00622398" officeooo:paragraph-rsid="0062243e"/>
    </style:style>
    <style:style style:name="P17" style:family="paragraph" style:parent-style-name="Text_20_body">
      <style:text-properties officeooo:rsid="006a23ff" officeooo:paragraph-rsid="006a23ff"/>
    </style:style>
    <style:style style:name="P18" style:family="paragraph" style:parent-style-name="Text_20_body">
      <style:text-properties officeooo:paragraph-rsid="006c776d"/>
    </style:style>
    <style:style style:name="P19" style:family="paragraph" style:parent-style-name="Text_20_body">
      <style:text-properties officeooo:paragraph-rsid="007098e5"/>
    </style:style>
    <style:style style:name="P20" style:family="paragraph" style:parent-style-name="Text_20_body">
      <style:text-properties officeooo:rsid="007252c7" officeooo:paragraph-rsid="007252c7"/>
    </style:style>
    <style:style style:name="P21" style:family="paragraph" style:parent-style-name="Text_20_body">
      <style:text-properties officeooo:rsid="007252c7" officeooo:paragraph-rsid="007700cb"/>
    </style:style>
    <style:style style:name="P22" style:family="paragraph" style:parent-style-name="Text_20_body">
      <style:text-properties officeooo:paragraph-rsid="0079d6d0"/>
    </style:style>
    <style:style style:name="P23" style:family="paragraph" style:parent-style-name="Text_20_body">
      <style:text-properties officeooo:rsid="007dd631" officeooo:paragraph-rsid="007dd631"/>
    </style:style>
    <style:style style:name="P24" style:family="paragraph" style:parent-style-name="Text_20_body">
      <style:text-properties officeooo:rsid="00815111" officeooo:paragraph-rsid="00815111"/>
    </style:style>
    <style:style style:name="P25" style:family="paragraph" style:parent-style-name="Text_20_body">
      <style:text-properties officeooo:rsid="006d3350" officeooo:paragraph-rsid="008ddd99"/>
    </style:style>
    <style:style style:name="P26" style:family="paragraph" style:parent-style-name="Text_20_body">
      <style:text-properties officeooo:rsid="006d3350" officeooo:paragraph-rsid="00ab0aa3"/>
    </style:style>
    <style:style style:name="P27" style:family="paragraph" style:parent-style-name="Text_20_body">
      <style:text-properties officeooo:paragraph-rsid="00348ec2"/>
    </style:style>
    <style:style style:name="P28" style:family="paragraph" style:parent-style-name="Text_20_body">
      <style:text-properties officeooo:paragraph-rsid="00c5a561"/>
    </style:style>
    <style:style style:name="P29" style:family="paragraph" style:parent-style-name="Text_20_body">
      <style:text-properties officeooo:paragraph-rsid="00c747d2"/>
    </style:style>
    <style:style style:name="P30" style:family="paragraph" style:parent-style-name="Text_20_body">
      <style:text-properties officeooo:paragraph-rsid="00d6d503"/>
    </style:style>
    <style:style style:name="P31" style:family="paragraph" style:parent-style-name="Text_20_body">
      <style:text-properties officeooo:rsid="00e9d3ac" officeooo:paragraph-rsid="00e9d3ac"/>
    </style:style>
    <style:style style:name="P32" style:family="paragraph" style:parent-style-name="Text_20_body">
      <style:text-properties officeooo:rsid="00d63f2f" officeooo:paragraph-rsid="00d6d503"/>
    </style:style>
    <style:style style:name="P33" style:family="paragraph" style:parent-style-name="Text_20_body">
      <style:text-properties fo:font-weight="normal" officeooo:rsid="00e9d3ac" officeooo:paragraph-rsid="00e9d3ac" style:font-weight-asian="normal" style:font-weight-complex="normal"/>
    </style:style>
    <style:style style:name="P34" style:family="paragraph" style:parent-style-name="Text_20_body">
      <style:text-properties fo:font-weight="normal" officeooo:rsid="00e9d3ac" officeooo:paragraph-rsid="00f4a25a" style:font-weight-asian="normal" style:font-weight-complex="normal"/>
    </style:style>
    <style:style style:name="P35" style:family="paragraph" style:parent-style-name="Text_20_body">
      <style:text-properties fo:font-weight="normal" officeooo:rsid="00e9d3ac" officeooo:paragraph-rsid="00f5ed11" style:font-weight-asian="normal" style:font-weight-complex="normal"/>
    </style:style>
    <style:style style:name="P36" style:family="paragraph" style:parent-style-name="Text_20_body">
      <style:text-properties fo:font-weight="normal" officeooo:rsid="00f404f0" officeooo:paragraph-rsid="00f5ed11" style:font-weight-asian="normal" style:font-weight-complex="normal"/>
    </style:style>
    <style:style style:name="P37" style:family="paragraph" style:parent-style-name="Text_20_body">
      <style:text-properties officeooo:paragraph-rsid="00f4a25a"/>
    </style:style>
    <style:style style:name="P38" style:family="paragraph" style:parent-style-name="Text_20_body">
      <style:text-properties officeooo:paragraph-rsid="010b35f7"/>
    </style:style>
    <style:style style:name="P39" style:family="paragraph" style:parent-style-name="Text_20_body">
      <style:text-properties officeooo:paragraph-rsid="011bac16"/>
    </style:style>
    <style:style style:name="P40" style:family="paragraph" style:parent-style-name="Text_20_body">
      <style:text-properties officeooo:paragraph-rsid="0121058d"/>
    </style:style>
    <style:style style:name="P41" style:family="paragraph" style:parent-style-name="Text_20_body">
      <style:text-properties officeooo:paragraph-rsid="0127e513"/>
    </style:style>
    <style:style style:name="P42" style:family="paragraph" style:parent-style-name="Text_20_body">
      <style:text-properties officeooo:paragraph-rsid="01290887"/>
    </style:style>
    <style:style style:name="P43" style:family="paragraph" style:parent-style-name="Text_20_body">
      <style:text-properties officeooo:rsid="00b4a3fa" officeooo:paragraph-rsid="0107f6f7"/>
    </style:style>
    <style:style style:name="P44" style:family="paragraph" style:parent-style-name="Text_20_body">
      <style:text-properties style:use-window-font-color="true" fo:font-weight="normal" officeooo:rsid="012f1660" officeooo:paragraph-rsid="012f1660" style:font-weight-asian="normal" style:font-weight-complex="normal"/>
    </style:style>
    <style:style style:name="P45" style:family="paragraph" style:parent-style-name="Text_20_body">
      <style:text-properties officeooo:paragraph-rsid="013000c8"/>
    </style:style>
    <style:style style:name="P46" style:family="paragraph" style:parent-style-name="Text_20_body">
      <style:text-properties officeooo:paragraph-rsid="013649ae"/>
    </style:style>
    <style:style style:name="P47" style:family="paragraph" style:parent-style-name="Title">
      <style:text-properties officeooo:rsid="00348ec2" officeooo:paragraph-rsid="00348ec2"/>
    </style:style>
    <style:style style:name="P48" style:family="paragraph" style:parent-style-name="Standard">
      <style:text-properties fo:font-weight="bold" style:font-weight-asian="bold" style:font-weight-complex="bold"/>
    </style:style>
    <style:style style:name="P49" style:family="paragraph" style:parent-style-name="Standard">
      <style:paragraph-properties fo:text-align="center" style:justify-single-word="false"/>
      <style:text-properties fo:font-weight="bold" style:font-weight-asian="bold" style:font-weight-complex="bold"/>
    </style:style>
    <style:style style:name="P50" style:family="paragraph" style:parent-style-name="Standard">
      <style:text-properties officeooo:paragraph-rsid="00348ec2"/>
    </style:style>
    <style:style style:name="P51" style:family="paragraph" style:parent-style-name="Standard">
      <style:text-properties style:font-name="Consolas" fo:font-size="10pt" fo:font-style="normal" fo:font-weight="normal" officeooo:paragraph-rsid="00b4a3fa" style:font-size-asian="10pt" style:font-style-asian="normal" style:font-weight-asian="normal"/>
    </style:style>
    <style:style style:name="P52" style:family="paragraph" style:parent-style-name="Standard">
      <style:text-properties style:font-name="Consolas" fo:font-size="10pt" officeooo:paragraph-rsid="00b4a3fa" style:font-size-asian="10pt"/>
    </style:style>
    <style:style style:name="P53" style:family="paragraph" style:parent-style-name="Contents_20_3">
      <style:paragraph-properties>
        <style:tab-stops>
          <style:tab-stop style:position="6.9252in" style:type="right" style:leader-style="dotted" style:leader-text="."/>
        </style:tab-stops>
      </style:paragraph-properties>
    </style:style>
    <style:style style:name="P54" style:family="paragraph" style:parent-style-name="Heading_20_2">
      <style:text-properties officeooo:rsid="001ece72" officeooo:paragraph-rsid="001ece72"/>
    </style:style>
    <style:style style:name="P55" style:family="paragraph" style:parent-style-name="Heading_20_2">
      <style:text-properties officeooo:rsid="00245c22" officeooo:paragraph-rsid="00245c22"/>
    </style:style>
    <style:style style:name="P56" style:family="paragraph" style:parent-style-name="Heading_20_2">
      <style:text-properties officeooo:rsid="002b6558" officeooo:paragraph-rsid="002b6558"/>
    </style:style>
    <style:style style:name="P57" style:family="paragraph" style:parent-style-name="Heading_20_2">
      <style:text-properties officeooo:rsid="00c5a561" officeooo:paragraph-rsid="00c5a561"/>
    </style:style>
    <style:style style:name="P58" style:family="paragraph" style:parent-style-name="Heading_20_2">
      <style:text-properties officeooo:rsid="00332a6a" officeooo:paragraph-rsid="00332a6a"/>
    </style:style>
    <style:style style:name="P59" style:family="paragraph" style:parent-style-name="Heading_20_2">
      <style:text-properties officeooo:rsid="00374663" officeooo:paragraph-rsid="00374663"/>
    </style:style>
    <style:style style:name="P60" style:family="paragraph" style:parent-style-name="Heading_20_2">
      <style:text-properties officeooo:rsid="00447a58" officeooo:paragraph-rsid="00447a58"/>
    </style:style>
    <style:style style:name="P61" style:family="paragraph" style:parent-style-name="Heading_20_2">
      <style:text-properties officeooo:rsid="004fc806" officeooo:paragraph-rsid="004fc806"/>
    </style:style>
    <style:style style:name="P62" style:family="paragraph" style:parent-style-name="Heading_20_2">
      <style:text-properties officeooo:rsid="005cc43e" officeooo:paragraph-rsid="005cc43e"/>
    </style:style>
    <style:style style:name="P63" style:family="paragraph" style:parent-style-name="Heading_20_2">
      <style:text-properties officeooo:rsid="006633a3" officeooo:paragraph-rsid="006633a3"/>
    </style:style>
    <style:style style:name="P64" style:family="paragraph" style:parent-style-name="Heading_20_2">
      <style:text-properties officeooo:rsid="006c776d" officeooo:paragraph-rsid="006c776d"/>
    </style:style>
    <style:style style:name="P65" style:family="paragraph" style:parent-style-name="Heading_20_2">
      <style:text-properties officeooo:rsid="007d7b27" officeooo:paragraph-rsid="007d7b27"/>
    </style:style>
    <style:style style:name="P66" style:family="paragraph" style:parent-style-name="Heading_20_2">
      <style:text-properties officeooo:rsid="0107f6f7" officeooo:paragraph-rsid="0107f6f7"/>
    </style:style>
    <style:style style:name="P67" style:family="paragraph" style:parent-style-name="Heading_20_2">
      <style:text-properties officeooo:rsid="007c0a4a" officeooo:paragraph-rsid="007c0a4a"/>
    </style:style>
    <style:style style:name="P68" style:family="paragraph" style:parent-style-name="Heading_20_2">
      <style:text-properties officeooo:rsid="010b35f7" officeooo:paragraph-rsid="010b35f7"/>
    </style:style>
    <style:style style:name="P69" style:family="paragraph" style:parent-style-name="Heading_20_2">
      <style:text-properties officeooo:rsid="010b35f7" officeooo:paragraph-rsid="013000c8"/>
    </style:style>
    <style:style style:name="P70" style:family="paragraph" style:parent-style-name="Contents_20_Heading">
      <style:paragraph-properties fo:break-before="page"/>
    </style:style>
    <style:style style:name="P71" style:family="paragraph" style:parent-style-name="Heading_20_3">
      <style:text-properties officeooo:rsid="00c3b4d1" officeooo:paragraph-rsid="0127e513"/>
    </style:style>
    <style:style style:name="P72" style:family="paragraph" style:parent-style-name="Contents_20_1">
      <style:paragraph-properties>
        <style:tab-stops>
          <style:tab-stop style:position="6.9252in" style:type="right" style:leader-style="dotted" style:leader-text="."/>
        </style:tab-stops>
      </style:paragraph-properties>
    </style:style>
    <style:style style:name="P73" style:family="paragraph" style:parent-style-name="Contents_20_2">
      <style:paragraph-properties>
        <style:tab-stops>
          <style:tab-stop style:position="6.9252in" style:type="right" style:leader-style="dotted" style:leader-text="."/>
        </style:tab-stops>
      </style:paragraph-properties>
    </style:style>
    <style:style style:name="P74" style:family="paragraph" style:parent-style-name="Bibliography_20_1">
      <style:paragraph-properties>
        <style:tab-stops/>
      </style:paragraph-properties>
    </style:style>
    <style:style style:name="P75" style:family="paragraph" style:parent-style-name="Heading_20_1">
      <style:text-properties officeooo:rsid="0023aa7c" officeooo:paragraph-rsid="0023aa7c"/>
    </style:style>
    <style:style style:name="P76" style:family="paragraph" style:parent-style-name="Heading_20_1">
      <style:text-properties officeooo:rsid="00348ec2" officeooo:paragraph-rsid="00348ec2"/>
    </style:style>
    <style:style style:name="P77" style:family="paragraph" style:parent-style-name="Heading_20_1" style:list-style-name="">
      <style:text-properties officeooo:rsid="00348ec2" officeooo:paragraph-rsid="00348ec2"/>
    </style:style>
    <style:style style:name="P78" style:family="paragraph" style:parent-style-name="Heading_20_1">
      <style:paragraph-properties fo:break-before="page"/>
      <style:text-properties officeooo:rsid="001ece72" officeooo:paragraph-rsid="001ece72"/>
    </style:style>
    <style:style style:name="P79" style:family="paragraph" style:parent-style-name="Heading_20_1">
      <style:paragraph-properties fo:break-before="page"/>
      <style:text-properties officeooo:rsid="00348ec2" officeooo:paragraph-rsid="00348ec2"/>
    </style:style>
    <style:style style:name="P80" style:family="paragraph" style:parent-style-name="Heading_20_1">
      <style:paragraph-properties fo:break-before="page"/>
      <style:text-properties officeooo:rsid="006d3350" officeooo:paragraph-rsid="006d3350"/>
    </style:style>
    <style:style style:name="P81" style:family="paragraph" style:parent-style-name="Standard" style:list-style-name="L9">
      <style:text-properties officeooo:rsid="00b83fd5" officeooo:paragraph-rsid="00b83fd5"/>
    </style:style>
    <style:style style:name="P82" style:family="paragraph" style:parent-style-name="Standard" style:list-style-name="L9">
      <style:text-properties officeooo:rsid="00b951e6" officeooo:paragraph-rsid="00b951e6"/>
    </style:style>
    <style:style style:name="P83" style:family="paragraph" style:parent-style-name="Standard" style:list-style-name="L9">
      <style:text-properties officeooo:rsid="00ba3cbf" officeooo:paragraph-rsid="00ba3cbf"/>
    </style:style>
    <style:style style:name="P84" style:family="paragraph" style:parent-style-name="Standard" style:list-style-name="L9">
      <style:text-properties officeooo:rsid="00bdf856" officeooo:paragraph-rsid="00bdf856"/>
    </style:style>
    <style:style style:name="P85" style:family="paragraph" style:parent-style-name="Standard" style:list-style-name="L9">
      <style:text-properties officeooo:rsid="00bf9a93" officeooo:paragraph-rsid="00bf9a93"/>
    </style:style>
    <style:style style:name="P86" style:family="paragraph" style:parent-style-name="Standard" style:list-style-name="L11">
      <style:text-properties fo:color="#8d281e"/>
    </style:style>
    <style:style style:name="P87" style:family="paragraph" style:parent-style-name="Standard">
      <style:text-properties officeooo:paragraph-rsid="014a4549"/>
    </style:style>
    <style:style style:name="P88" style:family="paragraph" style:parent-style-name="Text_20_body" style:list-style-name="L1">
      <style:text-properties officeooo:paragraph-rsid="00dd3fb1"/>
    </style:style>
    <style:style style:name="P89" style:family="paragraph" style:parent-style-name="Text_20_body" style:list-style-name="L1">
      <style:text-properties officeooo:paragraph-rsid="00e1de35"/>
    </style:style>
    <style:style style:name="P90" style:family="paragraph" style:parent-style-name="Text_20_body" style:list-style-name="L1">
      <style:text-properties officeooo:paragraph-rsid="00e97169"/>
    </style:style>
    <style:style style:name="P91" style:family="paragraph" style:parent-style-name="Text_20_body" style:list-style-name="L2">
      <style:text-properties officeooo:paragraph-rsid="002b6558"/>
    </style:style>
    <style:style style:name="P92" style:family="paragraph" style:parent-style-name="Text_20_body" style:list-style-name="L3">
      <style:text-properties officeooo:paragraph-rsid="00332a6a"/>
    </style:style>
    <style:style style:name="P93" style:family="paragraph" style:parent-style-name="Text_20_body" style:list-style-name="L4">
      <style:text-properties officeooo:paragraph-rsid="00332a6a"/>
    </style:style>
    <style:style style:name="P94" style:family="paragraph" style:parent-style-name="Text_20_body" style:list-style-name="L5">
      <style:text-properties officeooo:rsid="00556795" officeooo:paragraph-rsid="00556795"/>
    </style:style>
    <style:style style:name="P95" style:family="paragraph" style:parent-style-name="Text_20_body" style:list-style-name="L5">
      <style:text-properties officeooo:rsid="00556795" officeooo:paragraph-rsid="0056bb29"/>
    </style:style>
    <style:style style:name="P96" style:family="paragraph" style:parent-style-name="Text_20_body" style:list-style-name="L6">
      <style:text-properties officeooo:rsid="00690e08" officeooo:paragraph-rsid="00690e08"/>
    </style:style>
    <style:style style:name="P97" style:family="paragraph" style:parent-style-name="Text_20_body" style:list-style-name="L6">
      <style:text-properties officeooo:rsid="00690e08" officeooo:paragraph-rsid="006a23ff"/>
    </style:style>
    <style:style style:name="P98" style:family="paragraph" style:parent-style-name="Text_20_body" style:list-style-name="L7">
      <style:text-properties officeooo:rsid="006ab9e3" officeooo:paragraph-rsid="006ab9e3"/>
    </style:style>
    <style:style style:name="P99" style:family="paragraph" style:parent-style-name="Text_20_body" style:list-style-name="L8">
      <style:text-properties officeooo:rsid="007dd631" officeooo:paragraph-rsid="007dd631"/>
    </style:style>
    <style:style style:name="P100" style:family="paragraph" style:parent-style-name="Text_20_body" style:list-style-name="L8">
      <style:text-properties officeooo:rsid="00815111" officeooo:paragraph-rsid="00815111"/>
    </style:style>
    <style:style style:name="P101" style:family="paragraph" style:parent-style-name="Text_20_body" style:list-style-name="L10">
      <style:text-properties officeooo:rsid="00ab0aa3" officeooo:paragraph-rsid="00ab0aa3"/>
    </style:style>
    <style:style style:name="P102" style:family="paragraph" style:parent-style-name="Text_20_body" style:list-style-name="L10">
      <style:text-properties officeooo:rsid="00afe3c0" officeooo:paragraph-rsid="00afe3c0"/>
    </style:style>
    <style:style style:name="P103" style:family="paragraph" style:parent-style-name="Text_20_body" style:list-style-name="L10">
      <style:text-properties officeooo:rsid="00b29342" officeooo:paragraph-rsid="00b29342"/>
    </style:style>
    <style:style style:name="P104" style:family="paragraph" style:parent-style-name="Text_20_body" style:list-style-name="L11">
      <style:text-properties fo:color="#224b12" officeooo:rsid="00c3b4d1" officeooo:paragraph-rsid="00c3b4d1"/>
    </style:style>
    <style:style style:name="P105" style:family="paragraph" style:parent-style-name="Text_20_body" style:list-style-name="L11">
      <style:text-properties fo:color="#224b12" officeooo:rsid="00c3b4d1" officeooo:paragraph-rsid="010ad6e2"/>
    </style:style>
    <style:style style:name="P106" style:family="paragraph" style:parent-style-name="Text_20_body" style:list-style-name="L12">
      <style:text-properties fo:color="#224b12" fo:font-weight="normal" officeooo:rsid="012ab5e2" officeooo:paragraph-rsid="012ab5e2" style:font-weight-asian="normal" style:font-weight-complex="normal"/>
    </style:style>
    <style:style style:name="P107" style:family="paragraph" style:parent-style-name="Text_20_body" style:list-style-name="L12">
      <style:text-properties fo:color="#224b12" fo:font-weight="normal" officeooo:rsid="012ab5e2" officeooo:paragraph-rsid="013eec16" style:font-weight-asian="normal" style:font-weight-complex="normal"/>
    </style:style>
    <style:style style:name="P108" style:family="paragraph" style:parent-style-name="Text_20_body" style:list-style-name="L12">
      <style:text-properties fo:color="#224b12" fo:font-weight="normal" officeooo:rsid="012ab5e2" officeooo:paragraph-rsid="0161b1f0" style:font-weight-asian="normal" style:font-weight-complex="normal"/>
    </style:style>
    <style:style style:name="P109" style:family="paragraph" style:parent-style-name="Text_20_body" style:list-style-name="L12">
      <style:text-properties fo:color="#224b12" fo:font-weight="normal" officeooo:rsid="012c5cb2" officeooo:paragraph-rsid="012c5cb2" style:font-weight-asian="normal" style:font-weight-complex="normal"/>
    </style:style>
    <style:style style:name="P110" style:family="paragraph" style:parent-style-name="Text_20_body" style:list-style-name="L12">
      <style:text-properties fo:color="#224b12" fo:font-weight="normal" officeooo:rsid="0140d2ab" officeooo:paragraph-rsid="0140d2ab" style:font-weight-asian="normal" style:font-weight-complex="normal"/>
    </style:style>
    <style:style style:name="P111" style:family="paragraph" style:parent-style-name="Text_20_body" style:list-style-name="L12">
      <style:text-properties fo:color="#224b12" fo:font-weight="normal" officeooo:rsid="0140d2ab" officeooo:paragraph-rsid="0161b1f0" style:font-weight-asian="normal" style:font-weight-complex="normal"/>
    </style:style>
    <style:style style:name="P112" style:family="paragraph" style:parent-style-name="Text_20_body" style:list-style-name="L12">
      <style:text-properties fo:color="#224b12" fo:font-weight="normal" officeooo:rsid="0163f350" officeooo:paragraph-rsid="0163f350" style:font-weight-asian="normal" style:font-weight-complex="normal"/>
    </style:style>
    <style:style style:name="P113" style:family="paragraph" style:parent-style-name="Text_20_body" style:list-style-name="L11">
      <style:text-properties fo:font-weight="bold" officeooo:rsid="00c3b4d1" officeooo:paragraph-rsid="00c3b4d1" style:font-weight-asian="bold" style:font-weight-complex="bold"/>
    </style:style>
    <style:style style:name="P114" style:family="paragraph" style:parent-style-name="Text_20_body" style:list-style-name="L12">
      <style:text-properties fo:font-weight="bold" officeooo:rsid="012ab5e2" officeooo:paragraph-rsid="012ab5e2" style:font-weight-asian="bold" style:font-weight-complex="bold"/>
    </style:style>
    <style:style style:name="P115" style:family="paragraph" style:parent-style-name="Text_20_body" style:list-style-name="L12">
      <style:text-properties fo:font-weight="bold" officeooo:rsid="012ab5e2" officeooo:paragraph-rsid="013eec16" style:font-weight-asian="bold" style:font-weight-complex="bold"/>
    </style:style>
    <style:style style:name="P116" style:family="paragraph" style:parent-style-name="Text_20_body" style:list-style-name="L12">
      <style:text-properties fo:color="#8d281e" fo:font-weight="normal" officeooo:rsid="012c5cb2" officeooo:paragraph-rsid="012c5cb2" style:font-weight-asian="normal" style:font-weight-complex="normal"/>
    </style:style>
    <style:style style:name="P117" style:family="paragraph" style:parent-style-name="Text_20_body" style:list-style-name="L12">
      <style:text-properties fo:color="#8d281e" fo:font-weight="normal" officeooo:rsid="012c5cb2" officeooo:paragraph-rsid="013eec16" style:font-weight-asian="normal" style:font-weight-complex="normal"/>
    </style:style>
    <style:style style:name="P118" style:family="paragraph" style:parent-style-name="Text_20_body" style:list-style-name="L12">
      <style:text-properties fo:color="#8d281e" fo:font-weight="normal" officeooo:rsid="012c5cb2" officeooo:paragraph-rsid="0161b1f0" style:font-weight-asian="normal" style:font-weight-complex="normal"/>
    </style:style>
    <style:style style:name="P119" style:family="paragraph" style:parent-style-name="Text_20_body" style:list-style-name="L12">
      <style:text-properties fo:color="#8d281e" fo:font-weight="normal" officeooo:rsid="0141da74" officeooo:paragraph-rsid="0141da74" style:font-weight-asian="normal" style:font-weight-complex="normal"/>
    </style:style>
    <style:style style:name="P120" style:family="paragraph" style:parent-style-name="Text_20_body" style:list-style-name="L12">
      <style:text-properties fo:color="#8d281e" fo:font-weight="normal" officeooo:rsid="0142f23b" officeooo:paragraph-rsid="0142f23b" style:font-weight-asian="normal" style:font-weight-complex="normal"/>
    </style:style>
    <style:style style:name="P121" style:family="paragraph" style:parent-style-name="Text_20_body" style:list-style-name="L12">
      <style:text-properties fo:color="#8d281e" fo:font-weight="normal" officeooo:rsid="0144abb9" officeooo:paragraph-rsid="0144abb9" style:font-weight-asian="normal" style:font-weight-complex="normal"/>
    </style:style>
    <style:style style:name="P122" style:family="paragraph" style:parent-style-name="Text_20_body" style:list-style-name="L12">
      <style:text-properties fo:color="#8d281e" fo:font-weight="normal" officeooo:rsid="0163f350" officeooo:paragraph-rsid="0163f350" style:font-weight-asian="normal" style:font-weight-complex="normal"/>
    </style:style>
    <style:style style:name="P123" style:family="paragraph" style:parent-style-name="Text_20_body" style:list-style-name="L12">
      <style:text-properties fo:color="#8d281e" fo:font-weight="normal" officeooo:rsid="01651d3a" officeooo:paragraph-rsid="01651d3a" style:font-weight-asian="normal" style:font-weight-complex="normal"/>
    </style:style>
    <style:style style:name="P124" style:family="paragraph" style:parent-style-name="Text_20_body">
      <style:text-properties officeooo:paragraph-rsid="014d8944"/>
    </style:style>
    <style:style style:name="P125" style:family="paragraph" style:parent-style-name="Text_20_body">
      <style:text-properties officeooo:paragraph-rsid="015024c0"/>
    </style:style>
    <style:style style:name="P126" style:family="paragraph" style:parent-style-name="Text_20_body">
      <style:text-properties officeooo:paragraph-rsid="01543bf6"/>
    </style:style>
    <style:style style:name="P127" style:family="paragraph" style:parent-style-name="Text_20_body">
      <style:text-properties officeooo:paragraph-rsid="0161b1f0"/>
    </style:style>
    <style:style style:name="P128" style:family="paragraph" style:parent-style-name="Text_20_body" style:list-style-name="L12">
      <style:text-properties fo:font-weight="normal" officeooo:rsid="0140d2ab" officeooo:paragraph-rsid="01620cd7" style:font-weight-asian="normal" style:font-weight-complex="normal"/>
    </style:style>
    <style:style style:name="P129" style:family="paragraph" style:parent-style-name="Text_20_body" style:list-style-name="L12">
      <style:text-properties fo:font-weight="normal" officeooo:rsid="0163f350" officeooo:paragraph-rsid="0163f350" style:font-weight-asian="normal" style:font-weight-complex="normal"/>
    </style:style>
    <style:style style:name="P130" style:family="paragraph">
      <style:paragraph-properties style:text-autospace="none"/>
    </style:style>
    <style:style style:name="P131" style:family="paragraph">
      <loext:graphic-properties draw:fill="none" draw:fill-color="#ffffff"/>
      <style:paragraph-properties style:text-autospace="none"/>
      <style:text-properties fo:color="#000000" style:font-name="Consolas1" fo:font-size="9.5pt" style:font-name-asian="Consolas1" style:font-size-asian="9.5pt" style:font-name-complex="Consolas1" style:font-size-complex="9.5pt"/>
    </style:style>
    <style:style style:name="P132" style:family="paragraph">
      <loext:graphic-properties draw:fill="none" draw:fill-color="#ffffff"/>
      <style:paragraph-properties style:text-autospace="none"/>
      <style:text-properties fo:color="#0000ff" style:font-name="Consolas1" fo:font-size="9.5pt" style:font-name-asian="Consolas1" style:font-size-asian="9.5pt" style:font-name-complex="Consolas1" style:font-size-complex="9.5pt"/>
    </style:style>
    <style:style style:name="P133" style:family="paragraph">
      <loext:graphic-properties draw:fill="none" draw:fill-color="#ffffff"/>
      <style:text-properties style:font-name="Consolas2" fo:font-size="10pt" style:font-size-asian="10pt" style:font-name-complex="Consolas2" style:font-size-complex="10pt"/>
    </style:style>
    <style:style style:name="T1" style:family="text">
      <style:text-properties officeooo:rsid="0021da5e"/>
    </style:style>
    <style:style style:name="T2" style:family="text">
      <style:text-properties officeooo:rsid="00246d5e"/>
    </style:style>
    <style:style style:name="T3" style:family="text">
      <style:text-properties officeooo:rsid="0025843f"/>
    </style:style>
    <style:style style:name="T4" style:family="text">
      <style:text-properties officeooo:rsid="002d36b9"/>
    </style:style>
    <style:style style:name="T5" style:family="text">
      <style:text-properties fo:font-weight="bold" style:font-weight-asian="bold" style:font-weight-complex="bold"/>
    </style:style>
    <style:style style:name="T6" style:family="text">
      <style:text-properties fo:font-weight="bold" officeooo:rsid="0033d5ed" style:font-weight-asian="bold" style:font-weight-complex="bold"/>
    </style:style>
    <style:style style:name="T7" style:family="text">
      <style:text-properties fo:font-weight="bold" officeooo:rsid="00c3b4d1" style:font-weight-asian="bold" style:font-weight-complex="bold"/>
    </style:style>
    <style:style style:name="T8" style:family="text">
      <style:text-properties fo:font-weight="bold" officeooo:rsid="010a6c35" style:font-weight-asian="bold" style:font-weight-complex="bold"/>
    </style:style>
    <style:style style:name="T9" style:family="text">
      <style:text-properties fo:font-weight="bold" officeooo:rsid="012a6365" style:font-weight-asian="bold" style:font-weight-complex="bold"/>
    </style:style>
    <style:style style:name="T10" style:family="text">
      <style:text-properties fo:font-weight="bold" officeooo:rsid="012ab5e2" style:font-weight-asian="bold" style:font-weight-complex="bold"/>
    </style:style>
    <style:style style:name="T11" style:family="text">
      <style:text-properties officeooo:rsid="003cd7d6"/>
    </style:style>
    <style:style style:name="T12" style:family="text">
      <style:text-properties officeooo:rsid="003e1558"/>
    </style:style>
    <style:style style:name="T13" style:family="text">
      <style:text-properties officeooo:rsid="00447a58"/>
    </style:style>
    <style:style style:name="T14" style:family="text">
      <style:text-properties officeooo:rsid="0046d51f"/>
    </style:style>
    <style:style style:name="T15" style:family="text">
      <style:text-properties officeooo:rsid="0048817b"/>
    </style:style>
    <style:style style:name="T16" style:family="text">
      <style:text-properties officeooo:rsid="004fc806"/>
    </style:style>
    <style:style style:name="T17" style:family="text">
      <style:text-properties officeooo:rsid="005121e8"/>
    </style:style>
    <style:style style:name="T18" style:family="text">
      <style:text-properties officeooo:rsid="0052b2c6"/>
    </style:style>
    <style:style style:name="T19" style:family="text">
      <style:text-properties officeooo:rsid="005522be"/>
    </style:style>
    <style:style style:name="T20" style:family="text">
      <style:text-properties officeooo:rsid="0056bb29"/>
    </style:style>
    <style:style style:name="T21" style:family="text">
      <style:text-properties officeooo:rsid="0057f3ce"/>
    </style:style>
    <style:style style:name="T22" style:family="text">
      <style:text-properties officeooo:rsid="005924a4"/>
    </style:style>
    <style:style style:name="T23" style:family="text">
      <style:text-properties officeooo:rsid="005c3998"/>
    </style:style>
    <style:style style:name="T24" style:family="text">
      <style:text-properties fo:font-style="italic" fo:font-weight="bold" officeooo:rsid="005c3998" style:font-style-asian="italic" style:font-weight-asian="bold" style:font-style-complex="italic" style:font-weight-complex="bold"/>
    </style:style>
    <style:style style:name="T25" style:family="text">
      <style:text-properties fo:font-style="italic" fo:font-weight="bold" officeooo:rsid="00720361" style:font-style-asian="italic" style:font-weight-asian="bold" style:font-style-complex="italic" style:font-weight-complex="bold"/>
    </style:style>
    <style:style style:name="T26" style:family="text">
      <style:text-properties officeooo:rsid="005cc43e"/>
    </style:style>
    <style:style style:name="T27" style:family="text">
      <style:text-properties officeooo:rsid="00622398"/>
    </style:style>
    <style:style style:name="T28" style:family="text">
      <style:text-properties officeooo:rsid="0064d44c"/>
    </style:style>
    <style:style style:name="T29" style:family="text">
      <style:text-properties officeooo:rsid="00662e37"/>
    </style:style>
    <style:style style:name="T30" style:family="text">
      <style:text-properties officeooo:rsid="0067845b"/>
    </style:style>
    <style:style style:name="T31" style:family="text">
      <style:text-properties officeooo:rsid="00690e08"/>
    </style:style>
    <style:style style:name="T32" style:family="text">
      <style:text-properties officeooo:rsid="006ab9e3"/>
    </style:style>
    <style:style style:name="T33" style:family="text">
      <style:text-properties fo:color="#000000" style:font-name="Consolas" fo:font-size="9.5pt" fo:background-color="#ffffff" loext:char-shading-value="0" style:font-size-asian="9.5pt"/>
    </style:style>
    <style:style style:name="T34" style:family="text">
      <style:text-properties fo:color="#000000" style:font-name="Consolas" fo:font-size="9.5pt" officeooo:rsid="007252c7" fo:background-color="#ffffff" loext:char-shading-value="0" style:font-size-asian="9.5pt"/>
    </style:style>
    <style:style style:name="T35" style:family="text">
      <style:text-properties fo:color="#0000ff" style:font-name="Consolas" fo:font-size="9.5pt" fo:background-color="#ffffff" loext:char-shading-value="0" style:font-size-asian="9.5pt"/>
    </style:style>
    <style:style style:name="T36" style:family="text">
      <style:text-properties officeooo:rsid="006e333e"/>
    </style:style>
    <style:style style:name="T37" style:family="text">
      <style:text-properties officeooo:rsid="00720361"/>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font-style="normal" fo:font-weight="normal" officeooo:rsid="00720361" style:font-style-asian="normal" style:font-weight-asian="normal" style:font-style-complex="normal" style:font-weight-complex="normal"/>
    </style:style>
    <style:style style:name="T40" style:family="text">
      <style:text-properties fo:font-style="normal" fo:font-weight="normal" officeooo:rsid="007252c7" style:font-style-asian="normal" style:font-weight-asian="normal" style:font-style-complex="normal" style:font-weight-complex="normal"/>
    </style:style>
    <style:style style:name="T41" style:family="text">
      <style:text-properties fo:font-style="normal" fo:font-weight="normal" officeooo:rsid="00769992" style:font-style-asian="normal" style:font-weight-asian="normal" style:font-style-complex="normal" style:font-weight-complex="normal"/>
    </style:style>
    <style:style style:name="T42" style:family="text">
      <style:text-properties fo:font-style="normal" fo:font-weight="normal" officeooo:rsid="007700cb" style:font-style-asian="normal" style:font-weight-asian="normal" style:font-style-complex="normal" style:font-weight-complex="normal"/>
    </style:style>
    <style:style style:name="T43" style:family="text">
      <style:text-properties text:display="none"/>
    </style:style>
    <style:style style:name="T44" style:family="text">
      <style:text-properties officeooo:rsid="007b7104"/>
    </style:style>
    <style:style style:name="T45" style:family="text">
      <style:text-properties officeooo:rsid="007eadf9"/>
    </style:style>
    <style:style style:name="T46" style:family="text">
      <style:text-properties officeooo:rsid="00815111"/>
    </style:style>
    <style:style style:name="T47" style:family="text">
      <style:text-properties officeooo:rsid="00827f7f"/>
    </style:style>
    <style:style style:name="T48" style:family="text">
      <style:text-properties officeooo:rsid="00850ee3"/>
    </style:style>
    <style:style style:name="T49" style:family="text">
      <style:text-properties officeooo:rsid="008a45e7"/>
    </style:style>
    <style:style style:name="T50" style:family="text">
      <style:text-properties officeooo:rsid="008c64de"/>
    </style:style>
    <style:style style:name="T51" style:family="text">
      <style:text-properties officeooo:rsid="00949ed1"/>
    </style:style>
    <style:style style:name="T52" style:family="text">
      <style:text-properties officeooo:rsid="00970fc2"/>
    </style:style>
    <style:style style:name="T53" style:family="text">
      <style:text-properties officeooo:rsid="009bfebd"/>
    </style:style>
    <style:style style:name="T54" style:family="text">
      <style:text-properties officeooo:rsid="009e4b60"/>
    </style:style>
    <style:style style:name="T55" style:family="text">
      <style:text-properties officeooo:rsid="00a03636"/>
    </style:style>
    <style:style style:name="T56" style:family="text">
      <style:text-properties officeooo:rsid="00a2151f"/>
    </style:style>
    <style:style style:name="T57" style:family="text">
      <style:text-properties officeooo:rsid="00a34597"/>
    </style:style>
    <style:style style:name="T58" style:family="text">
      <style:text-properties officeooo:rsid="00a5818d"/>
    </style:style>
    <style:style style:name="T59" style:family="text">
      <style:text-properties officeooo:rsid="00b1a88d"/>
    </style:style>
    <style:style style:name="T60" style:family="text">
      <style:text-properties officeooo:rsid="00b2e8f6"/>
    </style:style>
    <style:style style:name="T61" style:family="text">
      <style:text-properties officeooo:rsid="00b4a3fa"/>
    </style:style>
    <style:style style:name="T62" style:family="text">
      <style:text-properties officeooo:rsid="00b83fd5"/>
    </style:style>
    <style:style style:name="T63" style:family="text">
      <style:text-properties officeooo:rsid="00bd18c4"/>
    </style:style>
    <style:style style:name="T64" style:family="text">
      <style:text-properties officeooo:rsid="00c22b07"/>
    </style:style>
    <style:style style:name="T65" style:family="text">
      <style:text-properties officeooo:rsid="00c3b4d1"/>
    </style:style>
    <style:style style:name="T66" style:family="text">
      <style:text-properties officeooo:rsid="00c747d2"/>
    </style:style>
    <style:style style:name="T67" style:family="text">
      <style:text-properties officeooo:rsid="00ca7f6d"/>
    </style:style>
    <style:style style:name="T68" style:family="text">
      <style:text-properties officeooo:rsid="00cb3b19"/>
    </style:style>
    <style:style style:name="T69" style:family="text">
      <style:text-properties officeooo:rsid="00ce2d12"/>
    </style:style>
    <style:style style:name="T70" style:family="text">
      <style:text-properties officeooo:rsid="00d00677"/>
    </style:style>
    <style:style style:name="T71" style:family="text">
      <style:text-properties officeooo:rsid="00d2b237"/>
    </style:style>
    <style:style style:name="T72" style:family="text">
      <style:text-properties officeooo:rsid="00d63f2f"/>
    </style:style>
    <style:style style:name="T73" style:family="text">
      <style:text-properties officeooo:rsid="00d6d503"/>
    </style:style>
    <style:style style:name="T74" style:family="text">
      <style:text-properties officeooo:rsid="00d8fa4d"/>
    </style:style>
    <style:style style:name="T75" style:family="text">
      <style:text-properties fo:font-weight="normal" style:font-weight-asian="normal" style:font-weight-complex="normal"/>
    </style:style>
    <style:style style:name="T76" style:family="text">
      <style:text-properties fo:font-weight="normal" officeooo:rsid="00e97169" style:font-weight-asian="normal" style:font-weight-complex="normal"/>
    </style:style>
    <style:style style:name="T77" style:family="text">
      <style:text-properties fo:font-weight="normal" officeooo:rsid="00e9d3ac" style:font-weight-asian="normal" style:font-weight-complex="normal"/>
    </style:style>
    <style:style style:name="T78" style:family="text">
      <style:text-properties fo:font-weight="normal" officeooo:rsid="00ff70ab" style:font-weight-asian="normal" style:font-weight-complex="normal"/>
    </style:style>
    <style:style style:name="T79" style:family="text">
      <style:text-properties officeooo:rsid="00ebd412"/>
    </style:style>
    <style:style style:name="T80" style:family="text">
      <style:text-properties officeooo:rsid="00ec2dbe"/>
    </style:style>
    <style:style style:name="T81" style:family="text">
      <style:text-properties officeooo:rsid="00f27d5c"/>
    </style:style>
    <style:style style:name="T82" style:family="text">
      <style:text-properties officeooo:rsid="00f404f0"/>
    </style:style>
    <style:style style:name="T83" style:family="text">
      <style:text-properties officeooo:rsid="00fac238"/>
    </style:style>
    <style:style style:name="T84" style:family="text">
      <style:text-properties officeooo:rsid="00fe1963"/>
    </style:style>
    <style:style style:name="T85" style:family="text">
      <style:text-properties officeooo:rsid="00ff70ab"/>
    </style:style>
    <style:style style:name="T86" style:family="text">
      <style:text-properties officeooo:rsid="01007981"/>
    </style:style>
    <style:style style:name="T87" style:family="text">
      <style:text-properties officeooo:rsid="0101d276"/>
    </style:style>
    <style:style style:name="T88" style:family="text">
      <style:text-properties officeooo:rsid="01025d12"/>
    </style:style>
    <style:style style:name="T89" style:family="text">
      <style:text-properties officeooo:rsid="010b35f7"/>
    </style:style>
    <style:style style:name="T90" style:family="text">
      <style:text-properties officeooo:rsid="010d6bbd"/>
    </style:style>
    <style:style style:name="T91" style:family="text">
      <style:text-properties officeooo:rsid="010e7b0f"/>
    </style:style>
    <style:style style:name="T92" style:family="text">
      <style:text-properties officeooo:rsid="01103537"/>
    </style:style>
    <style:style style:name="T93" style:family="text">
      <style:text-properties officeooo:rsid="0114cce6"/>
    </style:style>
    <style:style style:name="T94" style:family="text">
      <style:text-properties officeooo:rsid="01163389"/>
    </style:style>
    <style:style style:name="T95" style:family="text">
      <style:text-properties officeooo:rsid="0118c8e1"/>
    </style:style>
    <style:style style:name="T96" style:family="text">
      <style:text-properties officeooo:rsid="011b4b68"/>
    </style:style>
    <style:style style:name="T97" style:family="text">
      <style:text-properties officeooo:rsid="011ee868"/>
    </style:style>
    <style:style style:name="T98" style:family="text">
      <style:text-properties officeooo:rsid="0121058d"/>
    </style:style>
    <style:style style:name="T99" style:family="text">
      <style:text-properties officeooo:rsid="01214548"/>
    </style:style>
    <style:style style:name="T100" style:family="text">
      <style:text-properties officeooo:rsid="0124422b"/>
    </style:style>
    <style:style style:name="T101" style:family="text">
      <style:text-properties officeooo:rsid="0124593a"/>
    </style:style>
    <style:style style:name="T102" style:family="text">
      <style:text-properties officeooo:rsid="01259845"/>
    </style:style>
    <style:style style:name="T103" style:family="text">
      <style:text-properties officeooo:rsid="01268318"/>
    </style:style>
    <style:style style:name="T104" style:family="text">
      <style:text-properties officeooo:rsid="012ab5e2"/>
    </style:style>
    <style:style style:name="T105" style:family="text">
      <style:text-properties officeooo:rsid="012c5cb2"/>
    </style:style>
    <style:style style:name="T106" style:family="text">
      <style:text-properties officeooo:rsid="013000c8"/>
    </style:style>
    <style:style style:name="T107" style:family="text">
      <style:text-properties officeooo:rsid="01306bcd"/>
    </style:style>
    <style:style style:name="T108" style:family="text">
      <style:text-properties officeooo:rsid="013215dd"/>
    </style:style>
    <style:style style:name="T109" style:family="text">
      <style:text-properties officeooo:rsid="01333316"/>
    </style:style>
    <style:style style:name="T110" style:family="text">
      <style:text-properties officeooo:rsid="0133f631"/>
    </style:style>
    <style:style style:name="T111" style:family="text">
      <style:text-properties officeooo:rsid="0135cbf8"/>
    </style:style>
    <style:style style:name="T112" style:family="text">
      <style:text-properties officeooo:rsid="013649ae"/>
    </style:style>
    <style:style style:name="T113" style:family="text">
      <style:text-properties officeooo:rsid="013978ef"/>
    </style:style>
    <style:style style:name="T114" style:family="text">
      <style:text-properties officeooo:rsid="013a87dd"/>
    </style:style>
    <style:style style:name="T115" style:family="text">
      <style:text-properties officeooo:rsid="013c5a3c"/>
    </style:style>
    <style:style style:name="T116" style:family="text">
      <style:text-properties officeooo:rsid="013d48fa"/>
    </style:style>
    <style:style style:name="T117" style:family="text">
      <style:text-properties officeooo:rsid="013d5b4a"/>
    </style:style>
    <style:style style:name="T118" style:family="text">
      <style:text-properties officeooo:rsid="013e842e"/>
    </style:style>
    <style:style style:name="T119" style:family="text">
      <style:text-properties officeooo:rsid="0140d2ab"/>
    </style:style>
    <style:style style:name="T120" style:family="text">
      <style:text-properties officeooo:rsid="0144abb9"/>
    </style:style>
    <style:style style:name="T121" style:family="text">
      <style:text-properties officeooo:rsid="01465f6b"/>
    </style:style>
    <style:style style:name="T122" style:family="text">
      <style:text-properties officeooo:rsid="014a4549"/>
    </style:style>
    <style:style style:name="T123" style:family="text">
      <style:text-properties officeooo:rsid="014ba598"/>
    </style:style>
    <style:style style:name="T124" style:family="text">
      <style:text-properties officeooo:rsid="015024c0"/>
    </style:style>
    <style:style style:name="T125" style:family="text">
      <style:text-properties officeooo:rsid="01520f1b"/>
    </style:style>
    <style:style style:name="T126" style:family="text">
      <style:text-properties officeooo:rsid="0152ed12"/>
    </style:style>
    <style:style style:name="T127" style:family="text">
      <style:text-properties officeooo:rsid="01543bf6"/>
    </style:style>
    <style:style style:name="T128" style:family="text">
      <style:text-properties officeooo:rsid="0155f28b"/>
    </style:style>
    <style:style style:name="T129" style:family="text">
      <style:text-properties officeooo:rsid="015782d0"/>
    </style:style>
    <style:style style:name="T130" style:family="text">
      <style:text-properties officeooo:rsid="015b6fdf"/>
    </style:style>
    <style:style style:name="T131" style:family="text">
      <style:text-properties officeooo:rsid="015bde33"/>
    </style:style>
    <style:style style:name="T132" style:family="text">
      <style:text-properties officeooo:rsid="015d8d3c"/>
    </style:style>
    <style:style style:name="T133" style:family="text">
      <style:text-properties fo:color="#224b12"/>
    </style:style>
    <style:style style:name="T134" style:family="text">
      <style:text-properties officeooo:rsid="01622aca"/>
    </style:style>
    <style:style style:name="T135" style:family="text">
      <style:text-properties officeooo:rsid="01651d3a"/>
    </style:style>
    <style:style style:name="T136" style:family="text">
      <style:text-properties fo:color="#000000" style:font-name="Consolas1" fo:font-size="9.5pt" style:font-name-asian="Consolas1" style:font-size-asian="9.5pt" style:font-name-complex="Consolas1" style:font-size-complex="9.5pt"/>
    </style:style>
    <style:style style:name="T137" style:family="text">
      <style:text-properties fo:color="#0000ff" style:font-name="Consolas1" fo:font-size="9.5pt" style:font-name-asian="Consolas1" style:font-size-asian="9.5pt" style:font-name-complex="Consolas1" style:font-size-complex="9.5pt"/>
    </style:style>
    <style:style style:name="T138" style:family="text">
      <style:text-properties style:font-name="Consolas2" fo:font-size="10pt" style:font-size-asian="10pt" style:font-name-complex="Consolas2" style:font-size-complex="10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72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none" draw:fill-color="#ffffff" fo:min-height="1.394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color="#000000" draw:fill="none" draw:fill-color="#ffffff" fo:min-height="3.2917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UNIVERSITY OF BUCHAREST</text:p>
      <text:p text:style-name="P49">FACULTY OF MATHEMATICS AND INFORMATICS</text:p>
      <text:p text:style-name="P49">DISSERTATION DOMAIN: DISTRIBUTED SYSTEMS</text:p>
      <text:p text:style-name="P49"/>
      <text:p text:style-name="P49"/>
      <text:p text:style-name="P49"/>
      <text:p text:style-name="P49"/>
      <text:p text:style-name="P49"/>
      <text:p text:style-name="P49"/>
      <text:p text:style-name="P49"/>
      <text:p text:style-name="P49"/>
      <text:p text:style-name="P49"/>
      <text:p text:style-name="Title">DISSERTATION WORK</text:p>
      <text:p text:style-name="P47">A Study of Reinforcement Learning for 3D Games</text:p>
      <text:p text:style-name="Text_20_body"/>
      <text:p text:style-name="Text_20_body"/>
      <text:p text:style-name="Text_20_body"/>
      <text:p text:style-name="Text_20_body"/>
      <text:p text:style-name="P48">SCIENTIFIC COORDINATOR</text:p>
      <text:p text:style-name="P48">Păduraru Ionuț Ciprian</text:p>
      <text:p text:style-name="P48">STUDENT</text:p>
      <text:p text:style-name="P48">Roșcăneanu Georg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9"/>
      <text:p text:style-name="P49">BUCHAREST</text:p>
      <text:p text:style-name="P49">June 2019</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0">Table of Contents</text:p>
          </text:index-title>
          <text:p text:style-name="P72"><text:a xlink:type="simple" xlink:href="#__RefHeading___Toc2708_3374773253" text:style-name="Index_20_Link" text:visited-style-name="Index_20_Link">Introduction<text:tab/>3</text:a></text:p>
          <text:p text:style-name="P73"><text:a xlink:type="simple" xlink:href="#__RefHeading___Toc2710_3374773253" text:style-name="Index_20_Link" text:visited-style-name="Index_20_Link">Motivation<text:tab/>3</text:a></text:p>
          <text:p text:style-name="P73"><text:a xlink:type="simple" xlink:href="#__RefHeading___Toc2712_3374773253" text:style-name="Index_20_Link" text:visited-style-name="Index_20_Link">Definitions and short history<text:tab/>5</text:a></text:p>
          <text:p text:style-name="P72"><text:a xlink:type="simple" xlink:href="#__RefHeading___Toc2715_3374773253" text:style-name="Index_20_Link" text:visited-style-name="Index_20_Link">Used tools<text:tab/>6</text:a></text:p>
          <text:p text:style-name="P73"><text:a xlink:type="simple" xlink:href="#__RefHeading___Toc2717_3374773253" text:style-name="Index_20_Link" text:visited-style-name="Index_20_Link">About Unity<text:tab/>6</text:a></text:p>
          <text:p text:style-name="P73"><text:a xlink:type="simple" xlink:href="#__RefHeading___Toc2751_3374773253" text:style-name="Index_20_Link" text:visited-style-name="Index_20_Link">About machine learning<text:tab/>7</text:a></text:p>
          <text:p text:style-name="P73"><text:a xlink:type="simple" xlink:href="#__RefHeading___Toc2753_3374773253" text:style-name="Index_20_Link" text:visited-style-name="Index_20_Link">About ML-Agents<text:tab/>7</text:a></text:p>
          <text:p text:style-name="P73"><text:a xlink:type="simple" xlink:href="#__RefHeading___Toc1069_2406088243" text:style-name="Index_20_Link" text:visited-style-name="Index_20_Link">About TensorFlow<text:tab/>8</text:a></text:p>
          <text:p text:style-name="P73"><text:a xlink:type="simple" xlink:href="#__RefHeading___Toc2806_3374773253" text:style-name="Index_20_Link" text:visited-style-name="Index_20_Link">About GitHub and Git<text:tab/>8</text:a></text:p>
          <text:p text:style-name="P73"><text:a xlink:type="simple" xlink:href="#__RefHeading___Toc2808_3374773253" text:style-name="Index_20_Link" text:visited-style-name="Index_20_Link">Used hardware<text:tab/>9</text:a></text:p>
          <text:p text:style-name="P72"><text:a xlink:type="simple" xlink:href="#__RefHeading___Toc1068_3724124105" text:style-name="Index_20_Link" text:visited-style-name="Index_20_Link">Implementation<text:tab/>9</text:a></text:p>
          <text:p text:style-name="P73"><text:a xlink:type="simple" xlink:href="#__RefHeading___Toc1070_3724124105" text:style-name="Index_20_Link" text:visited-style-name="Index_20_Link">How does the training environment look like?<text:tab/>9</text:a></text:p>
          <text:p text:style-name="P73"><text:a xlink:type="simple" xlink:href="#__RefHeading___Toc1072_3724124105" text:style-name="Index_20_Link" text:visited-style-name="Index_20_Link">How is the main sphere agent controlled?<text:tab/>10</text:a></text:p>
          <text:p text:style-name="P73"><text:a xlink:type="simple" xlink:href="#__RefHeading___Toc1178_3724124105" text:style-name="Index_20_Link" text:visited-style-name="Index_20_Link">What can the machine agent “see” in the environment?<text:tab/>10</text:a></text:p>
          <text:p text:style-name="P73"><text:a xlink:type="simple" xlink:href="#__RefHeading___Toc593_3571800575" text:style-name="Index_20_Link" text:visited-style-name="Index_20_Link">How is the game stage generated?<text:tab/>12</text:a></text:p>
          <text:p text:style-name="P73"><text:a xlink:type="simple" xlink:href="#__RefHeading___Toc595_3571800575" text:style-name="Index_20_Link" text:visited-style-name="Index_20_Link">What rewards are given to the machine agent?<text:tab/>12</text:a></text:p>
          <text:p text:style-name="P73"><text:a xlink:type="simple" xlink:href="#__RefHeading___Toc746_3571800575" text:style-name="Index_20_Link" text:visited-style-name="Index_20_Link">Speeding up the training process<text:tab/>13</text:a></text:p>
          <text:p text:style-name="P73"><text:a xlink:type="simple" xlink:href="#__RefHeading___Toc2709_3571800575" text:style-name="Index_20_Link" text:visited-style-name="Index_20_Link">What are the used training parameters?<text:tab/>14</text:a></text:p>
          <text:p text:style-name="P72"><text:a xlink:type="simple" xlink:href="#__RefHeading___Toc1074_3724124105" text:style-name="Index_20_Link" text:visited-style-name="Index_20_Link">Discovered observations<text:tab/>16</text:a></text:p>
          <text:p text:style-name="P73"><text:a xlink:type="simple" xlink:href="#__RefHeading___Toc1251_4286736385" text:style-name="Index_20_Link" text:visited-style-name="Index_20_Link">Default setting used for training<text:tab/>16</text:a></text:p>
          <text:p text:style-name="P73"><text:a xlink:type="simple" xlink:href="#__RefHeading___Toc2711_3571800575" text:style-name="Index_20_Link" text:visited-style-name="Index_20_Link">Training when using the default settings<text:tab/>17</text:a></text:p>
          <text:p text:style-name="P53"><text:a xlink:type="simple" xlink:href="#__RefHeading___Toc1071_2406088243" text:style-name="Index_20_Link" text:visited-style-name="Index_20_Link"><text:s/>Behavior<text:tab/>17</text:a></text:p>
          <text:p text:style-name="P73"><text:a xlink:type="simple" xlink:href="#__RefHeading___Toc1253_4286736385" text:style-name="Index_20_Link" text:visited-style-name="Index_20_Link">Training when the reward is given only at the end<text:tab/>18</text:a></text:p>
          <text:p text:style-name="P53"><text:a xlink:type="simple" xlink:href="#__RefHeading___Toc1255_4286736385" text:style-name="Index_20_Link" text:visited-style-name="Index_20_Link">Behavior<text:tab/>19</text:a></text:p>
          <text:p text:style-name="P73"><text:a xlink:type="simple" xlink:href="#__RefHeading___Toc1380_426302360" text:style-name="Index_20_Link" text:visited-style-name="Index_20_Link">Training when using 4 hidden layers with 32 units each<text:tab/>19</text:a></text:p>
          <text:p text:style-name="P53"><text:a xlink:type="simple" xlink:href="#__RefHeading___Toc1382_426302360" text:style-name="Index_20_Link" text:visited-style-name="Index_20_Link"><text:s/>Behavior<text:tab/>21</text:a></text:p>
          <text:p text:style-name="P73"><text:a xlink:type="simple" xlink:href="#__RefHeading___Toc1384_426302360" text:style-name="Index_20_Link" text:visited-style-name="Index_20_Link">Training when using 4 hidden layers and more steps<text:tab/>21</text:a></text:p>
          <text:p text:style-name="P53"><text:a xlink:type="simple" xlink:href="#__RefHeading___Toc2280_426302360" text:style-name="Index_20_Link" text:visited-style-name="Index_20_Link"><text:s/>Behavior<text:tab/>23</text:a></text:p>
          <text:p text:style-name="P72"><text:a xlink:type="simple" xlink:href="#__RefHeading___Toc2713_3571800575" text:style-name="Index_20_Link" text:visited-style-name="Index_20_Link">Bibliography<text:tab/>24</text:a></text:p>
        </text:index-body>
      </text:table-of-content>
      <text:p text:style-name="Standard"/>
      <text:h text:style-name="P78" text:outline-level="1"><text:bookmark-start text:name="__RefHeading___Toc2708_3374773253"/>Introduction<text:bookmark-end text:name="__RefHeading___Toc2708_3374773253"/></text:h>
      <text:h text:style-name="P54" text:outline-level="2"><text:bookmark-start text:name="__RefHeading___Toc2710_3374773253"/>Motivation<text:bookmark-end text:name="__RefHeading___Toc2710_3374773253"/></text:h>
      <text:p text:style-name="P2"><text:tab/><text:span text:style-name="T67">Some of the main hobbies in my life are programming and playing computer games. Since I started to understand the basics of programming, I was wondering how the features in games are being done.</text:span></text:p>
      <text:p text:style-name="P2"><text:tab/><text:span text:style-name="T68">In the days as I was playing on my Nintendo Entertainment System console, I saw how the characters in the screen would be moving, how they reacted when I pressed the buttons on the controller, how the points on the screen are affected and how the enemy characters are moving. Back in those days, the behavior of the enemies were very simple, most of the time they moved all the way to one side, hit an obstacle, then start walking to the other side.</text:span></text:p>
      <text:p text:style-name="P2"><text:tab/><text:span text:style-name="T68">Back then, that simple strategy was enough to keep players on the edge, but with time, better technology was available, stronger hardware was cheaper, and the demands of the players grew.</text:span></text:p>
      <text:p text:style-name="P2"><text:tab/><text:span text:style-name="T68">The characters in the games slowly became smarter and smarter, they are now interacting with the 3D environment, are actively searching for the player, becoming more and more life-like.</text:span></text:p>
      <text:p text:style-name="P2"><text:tab/><text:span text:style-name="T69">Racing games would have the enemy drivers trying to surpass you, to be faster then you, but it has to do all kinds of calculations. How to get ahead of you, without necessarily colliding with you or the walls, while moving at relatively high speeds.</text:span></text:p>
      <text:p text:style-name="P2"><text:tab/><text:span text:style-name="T70">Real time strategy games such as StarCraft II give the possibility to human players to fight against one or more enemy computer commanders. I personally do not even begin to understand the size and complexity of the code that was written for the enemy to be able to build entire bases and coordinate their troops.</text:span></text:p>
      <text:p text:style-name="P2"><text:tab/><text:span text:style-name="T71">Simple tasks and routines for the enemy AIs do not take a significant effort to be written. Writing the code for a competent AI that is able to challenge even the best humans at complicated tasks is incredibly difficult. Thus I started searching for other ways of writing these AIs.</text:span></text:p>
      <text:p text:style-name="P30"><text:tab/><text:span text:style-name="T72">One thing that I found was how machine learning is used to train AIs that became so good they are surpassing humans.</text:span></text:p>
      <text:p text:style-name="P32"><text:tab/>A simple Google search for the term “ai defeats human” will reveal several interesting websites:</text:p>
      <text:list xml:id="list3021471848" text:style-name="L1">
        <text:list-item>
          <text:p text:style-name="P88"><text:span text:style-name="T5">Google AI defeats human Go champion</text:span><text:span text:style-name="T73"><text:line-break/>“Google's DeepMind AlphaGo artificial intelligence has defeated the world's number one Go player Ke Jie.” (2017 May 25, </text:span><text:a xlink:type="simple" xlink:href="https://www.bbc.com/news/technology-40042581" text:style-name="Internet_20_link" text:visited-style-name="Visited_20_Internet_20_Link"><text:span text:style-name="T73">https://www.bbc.com/news/technology-40042581</text:span></text:a><text:span text:style-name="T73">)</text:span></text:p>
        </text:list-item>
        <text:list-item>
          <text:p text:style-name="P89"><text:span text:style-name="T5">DeepMind AI Beats Professional Human StarCraft II Players</text:span><text:span text:style-name="T74"><text:line-break/>“The Google-owned artificial intelligence lab announced on Thursday that its new "AlphaStar" AI had beaten two of the world's best StarCraft II players.” <text:s/><text:line-break/></text:span><text:soft-page-break/><text:span text:style-name="T74">(2019 January 25, </text:span><text:a xlink:type="simple" xlink:href="https://www.forbes.com/sites/samshead/2019/01/25/deepmind-ai-beats-professional-human-starcraft-ii-players/#32d881077cec" text:style-name="Internet_20_link" text:visited-style-name="Visited_20_Internet_20_Link"><text:span text:style-name="T74">https://www.forbes.com/sites/samshead/2019/01/25/deepmind-ai-beats-professional-human-starcraft-ii-players/#32d881077cec</text:span></text:a><text:span text:style-name="T74">)</text:span></text:p>
        </text:list-item>
        <text:list-item>
          <text:p text:style-name="P90"><text:span text:style-name="T5">AI trained on 3500 years of games finally beats humans at Dota 2<text:line-break/></text:span><text:span text:style-name="T75">“They say 10,000 hours makes an expert, but for video-game playing AIs much more is needed. After playing thousands of years’ worth of the video game Dota 2, artificial intelligence is now able to beat the world’s top amateurs.”<text:line-break/></text:span><text:span text:style-name="T76">(2018 June 25, </text:span><text:a xlink:type="simple" xlink:href="https://www.newscientist.com/article/2172612-ai-trained-on-3500-years-of-games-finally-beats-humans-at-dota-2/" text:style-name="Internet_20_link" text:visited-style-name="Visited_20_Internet_20_Link"><text:span text:style-name="T76">https://www.newscientist.com/article/2172612-ai-trained-on-3500-years-of-games-finally-beats-humans-at-dota-2/</text:span></text:a><text:span text:style-name="T76"> )</text:span></text:p>
        </text:list-item>
      </text:list>
      <text:p text:style-name="P31"><text:span text:style-name="T76"><text:tab/>T</text:span><text:span text:style-name="T75">his has shown me that machine learning is really creating some incredible AIs, so good that even the humans that trained them could not create a better code by hand to beat the respective AIs.</text:span></text:p>
      <text:p text:style-name="P33"><text:tab/>But one more hurdle had to be surpassed, I do not have experience with machine learning, perceptrons, neural networks, reinforcement learning and so on. Trying to learn all such techniques and algorithms would be too complicated and take too much time to implement them correctly. Even then, when I will try to train whatever AI, I would not even know if the implementation I have done would be correct or not, as training them can take <text:span text:style-name="T79">anywhere from</text:span> minutes or days.</text:p>
      <text:p text:style-name="P33"><text:tab/><text:span text:style-name="T80">Here comes ML-Agents, a plugin for Unity that lets developers and hobbyists jump over the difficulty of implementing their own machine learning code and use the best implementations currently available in a popular and powerful machine learning library called TensorFlow.</text:span></text:p>
      <text:p text:style-name="P35"><text:tab/><text:span text:style-name="T81">No longer I have to worry about code correctness, time of training and possible hidden bugs. The respective plugin is hosted on GitHub, where everyone can see what is happening to the code base, <text:s/>able to report whenever they see a problem, and also able to improve it.</text:span></text:p>
      <text:p text:style-name="P36"><text:tab/>After copying and doing the setup for the plugin, I started trying all of the samples.</text:p>
      <text:p text:style-name="P34"><draw:frame draw:style-name="fr1" draw:name="Frame5" text:anchor-type="paragraph" svg:x="5.0071in" svg:y="0.0701in" svg:width="2.05in" draw:z-index="10"><draw:text-box fo:min-height="2.6083in"><text:p text:style-name="Illustration"><draw:frame draw:style-name="fr3" draw:name="Image4" text:anchor-type="as-char" svg:width="2.05in" style:rel-width="100%" svg:height="2.6083in" style:rel-height="scale" draw:z-index="11"><draw:image xlink:href="Pictures/10000201000000F600000139558B645A6512EB53.png" xlink:type="simple" xlink:show="embed" xlink:actuate="onLoad" loext:mime-type="image/png"/></draw:frame><text:span text:style-name="T43"><text:line-break/></text:span>Illustration <text:sequence text:ref-name="refIllustration0" text:name="Illustration" text:formula="ooow:Illustration+1" style:num-format="1">1</text:sequence>: Walker Agent screenshot</text:p></draw:text-box></draw:frame><text:tab/><text:span text:style-name="T82">It contains several environment samples, with already trained machine agents that solve proposed problems more efficiently then I could do by playing the games themselves, or by writing a hard-coded AI to solve the respective problems.</text:span></text:p>
      <text:p text:style-name="P34"><text:tab/><text:span text:style-name="T83">Some of the problems I cannot even begin to imagine how to solve them. For example, there is an environment with a ragdoll model where each of the important joints are motorized and controlled by the agent, in an attempt to reach a golden target somewhere far away. How does one even take into consideration all the angles, physics and calculations that have to be done for ragdoll to even just simply stay upright. Yet in the sample we can the ragdoll running like crazy cartoon character towards the target. Even though it looks ridiculous, it is still a ragdoll controlled only by it’s joints, running decently fast while balancing itself! </text:span></text:p>
      <text:p text:style-name="P34"><text:tab/><text:span text:style-name="T84">A screenshot of the walker agent can be seen in </text:span><text:span text:style-name="T84"><text:sequence-ref text:reference-format="category-and-value" text:ref-name="refIllustration0">Illustration 1</text:sequence-ref></text:span><text:span text:style-name="T84">.</text:span></text:p>
      <text:p text:style-name="P37"><text:soft-page-break/><text:span text:style-name="T77"><text:tab/></text:span><text:span text:style-name="T78">After trying every sample, I started following the guide for creating a brand new Learning Environment (</text:span><text:a xlink:type="simple" xlink:href="https://github.com/Unity-Technologies/ml-agents/blob/master/docs/Learning-Environment-Create-New.md" text:style-name="Internet_20_link" text:visited-style-name="Visited_20_Internet_20_Link">https://github.com/Unity-Technologies/ml-agents/blob/master/docs/Learning-Environment-Create-New.md</text:a><text:span text:style-name="T85">). I was beginning the grasp the idea how the scene should be organized, and how the scripts should look like. I observed how the training time was pretty slow, until I added the suggested training hyperparameters (batch_size: 10 </text:span>buffer_size: 100<text:span text:style-name="T86">) which indeed has reduced the number of training steps from 300000 to 20000 just like how the guide has said.</text:span></text:p>
      <text:p text:style-name="P37"><text:tab/><text:span text:style-name="T87">I was amazed at the significant change, it was at least 10 times faster!</text:span></text:p>
      <text:p text:style-name="P34"><text:tab/><text:span text:style-name="T88">Slowly, I began adding more complexity to the task, and experimented with the different hyperparameters, the reward system, with how the agent gets information from the environment and so on.</text:span></text:p>
      <text:p text:style-name="P34"><text:tab/><text:span text:style-name="T88">I documented here my findings, in hope people will use it to get a better idea on how the different values affect the training time and the performance of the agents.</text:span></text:p>
      <text:h text:style-name="P54" text:outline-level="2"><text:bookmark-start text:name="__RefHeading___Toc2712_3374773253"/>Definitions and short history<text:bookmark-end text:name="__RefHeading___Toc2712_3374773253"/></text:h>
      <text:p text:style-name="P2"><text:tab/>Artificial Intelligence research has been focusing on teaching the machines to understand and recreate the human behavior, but with better performances. Back in the 2000s, the main challenges of AI were to fly helicopters and walk up flights of stairs, but during the past years, the list has become longer. Nowadays, people have the advantage of being capable of solving problems that are not well defined over the machines, which need to have first the information about the world in order to be able to learn how to solve the problems. </text:p>
      <text:p text:style-name="P2"><text:tab/>Inverse Reinforcement Learning (IRL) is related to these kinds of discrepancies and its solution might be a significant step forward towards of learning human behavior.</text:p>
      <text:p text:style-name="P2"><text:tab/>Reinforcement learning process requires to study the decision process in order to recreate the comportment that magnifies the predefined reward function. In the moment when the agent executes an action in a certain state, the reward function sends the results of the agent’s achievement. The purpose of the reward function is to generate an ideal policy, where the future reward is most favorable.</text:p>
      <text:p text:style-name="P2"><text:tab/>On the other hand, Inverse Reinforcement Learning has another perspective over the problem and it tries to extract the reward function from the studied agent’s behavior. In other words, based on the agent’s behavior history, the reward function has to be identified, one which will explain the comportment. Under the hypothesis that the actions of the agent were optimal and it always chooses the best action for the outcome, the reward function can be estimated to indicated this behavior.</text:p>
      <text:p text:style-name="P2"><text:tab/>An example for this can be self driving cars. The fast forward approach could be designing the reward function based on the wanted behavior of the driver. This includes the following the driving rules, as red light stopping, staying away of people walking on the sidewalks etc. This approach has a lot of rules to be weighted and it would need to an extensive list of behaviors to be considered.</text:p>
      <text:p text:style-name="P2"><text:tab/>In the IRL strategy for the autonomous car, based on a data load of human driving data a similarity of the reward function for the task can be extracted. The approximation is dealing with a <text:soft-page-break/>basic driving model, but a lot of information needed for figur<text:span text:style-name="T1">ing</text:span> out the problem is gathered when calculating the reward function. This approach evaluates the actions, good or bad and in the moment when the correct reward function has been identified, the problem concentrates on discovering the right guideline. </text:p>
      <text:p text:style-name="P2"><text:tab/>In this example, the task is mentioned in the reward function, so it’s not required to have the exact aspects of the drivers policy as the correct reward function is optimizing. IRL algorithms can be defined as a technique to weight expert knowledge to transform a task specifications into a reward function.<text:line-break/><text:tab/>The distinction that occurs in this situation when a complex task is converted in a basic reward function is that the behavior could become optimal for a lot of particular reward functions. Even the actions are taken from an expert, might happen that the expert is trying to maximize many reward functions. In order to figure out this, Andrew Y. Ng and Stuart Russel formulate IRL like an optimization problem (reference Algorithms for Inverse Reinforcement Learning https://ai.stanford.edu/~ang/papers/icml00-irl.pdf ).</text:p>
      <text:p text:style-name="P2"><text:tab/>Furthermore, considering the constraint of choosing one reward function where the behavior is ideal, it must be possible to select a reward function that increases the main properties. </text:p>
      <text:p text:style-name="P2"/>
      <text:p text:style-name="P2"><text:tab/>Inverse Reinforcement Learning problem can be described as follows based on Stuart’s Russell, 1998 definition: </text:p>
      <text:p text:style-name="P2">“Given </text:p>
      <text:p text:style-name="P2">1) measurements of an agent’s behavior over time, in a variety of circumstances;</text:p>
      <text:p text:style-name="P2">2) if needed <text:span text:style-name="T1">measurements</text:span> of the sensory inputs to that agent;</text:p>
      <text:p text:style-name="P2">3) if available a model of environment </text:p>
      <text:p text:style-name="P2">Determine the reward function being optimized”</text:p>
      <text:h text:style-name="P75" text:outline-level="1"><text:bookmark-start text:name="__RefHeading___Toc2715_3374773253"/>Used tools<text:bookmark-end text:name="__RefHeading___Toc2715_3374773253"/></text:h>
      <text:h text:style-name="P55" text:outline-level="2"><text:bookmark-start text:name="__RefHeading___Toc2717_3374773253"/>About Unity<text:bookmark-end text:name="__RefHeading___Toc2717_3374773253"/></text:h>
      <text:p text:style-name="P3"><text:tab/>Unity is a game engine developed by Unity Technologies. This tool gave users the ability to create games and other applications, in both 2D and 3D, for a wide selection of platforms (Windows, iOS, Android, macOS, Linux, PlayStation 4, Xbox One and many others).</text:p>
      <text:p text:style-name="P3"><text:tab/>Games are not the only things made with Unity. It <text:span text:style-name="T2">is</text:span> also used in the automotive industry to render aesthetically pleasing car models, in the animation industry for producing high quality animations while still permitting lots of artistic freedom, and also for creating educational applications and VR/AR experiences.</text:p>
      <text:p text:style-name="P3"><text:soft-page-break/><text:tab/>Here is a short list of popular games that were made with Unity: Cuphead, Monument Valley 2, Rick and Morty: Virtual Rick-ality, Inside, Ori and the Blind Forest, Hearthstone and Cities: Skylines.</text:p>
      <text:p text:style-name="P3"><text:tab/>The main programming language used in the game engine is C#, which is converted to C++ on platforms such as Windows by using a scripting <text:span text:style-name="T3">back-end</text:span> called IL2CPP.</text:p>
      <text:h text:style-name="P56" text:outline-level="2"><text:bookmark-start text:name="__RefHeading___Toc2751_3374773253"/>About machine learning<text:bookmark-end text:name="__RefHeading___Toc2751_3374773253"/></text:h>
      <text:p text:style-name="P4"><text:tab/>Machine learning (ML) is the scientific study of algorithms and statistical models that computer systems use to effectively perform a specific task without using explicit instructions, relying on patterns and inference instead. It is seen as a subset of artificial intelligence.</text:p>
      <text:p text:style-name="P4">This type of algorithms increases the accuracy of the software applications when predicting outcomes.</text:p>
      <text:h text:style-name="P56" text:outline-level="2"><text:bookmark-start text:name="__RefHeading___Toc2753_3374773253"/>About <text:span text:style-name="T4">ML</text:span>-<text:span text:style-name="T4">A</text:span>gents<text:bookmark-end text:name="__RefHeading___Toc2753_3374773253"/></text:h>
      <text:p text:style-name="P4"><text:tab/>The Unity Machine Learning Agents Toolkit (ML-Agents) is an open-source Unity plugin that enables games and simulations to serve as environments for training intelligent agents. Agents can be trained using reinforcement learning, imitation learning, neuroevolution, or other machine learning methods through a simple-to-use Python API.</text:p>
      <text:p text:style-name="P4"><text:tab/>These trained agents can be used for multiple purposes, including controlling NPC behavior (in a variety of settings such as multi-agent and adversarial), automated testing of game builds and evaluating different game design decisions pre-release. The ML-Agents toolkit is mutually beneficial for both game developers and AI researchers as it provides a central platform where advances in AI can be evaluated on Unity’s rich environments and then made accessible to the wider research and game developer communities.<text:bibliography-mark text:identifier="ML Agents GitHub page" text:bibliography-type="www" text:url="https://github.com/Unity-Technologies/ml-agents">[ML Agents GitHub page]</text:bibliography-mark></text:p>
      <text:p text:style-name="P5">Features</text:p>
      <text:list xml:id="list2121931932" text:style-name="L2">
        <text:list-item>
          <text:p text:style-name="P91">Unity environment control from Python</text:p>
        </text:list-item>
        <text:list-item>
          <text:p text:style-name="P91">10+ sample Unity environments</text:p>
        </text:list-item>
        <text:list-item>
          <text:p text:style-name="P91">Support for multiple environment configurations and training scenarios</text:p>
        </text:list-item>
        <text:list-item>
          <text:p text:style-name="P91">Train memory-enhanced agents using deep reinforcement learning</text:p>
        </text:list-item>
        <text:list-item>
          <text:p text:style-name="P91">Easily definable Curriculum Learning scenarios</text:p>
        </text:list-item>
        <text:list-item>
          <text:p text:style-name="P91">Broadcasting of agent behavior for supervised learning</text:p>
        </text:list-item>
        <text:list-item>
          <text:p text:style-name="P91">Built-in support for Imitation Learning</text:p>
        </text:list-item>
        <text:list-item>
          <text:p text:style-name="P91">Flexible agent control with On Demand Decision Making</text:p>
        </text:list-item>
        <text:list-item>
          <text:p text:style-name="P91">Visualizing network outputs within the environment</text:p>
        </text:list-item>
        <text:list-item>
          <text:p text:style-name="P91">Simplified set-up with Docker</text:p>
        </text:list-item>
        <text:list-item>
          <text:p text:style-name="P91"><text:soft-page-break/>Wrap learning environments as a gym</text:p>
        </text:list-item>
      </text:list>
      <text:h text:style-name="P57" text:outline-level="2"><text:bookmark-start text:name="__RefHeading___Toc1069_2406088243"/>About TensorFlow<text:bookmark-end text:name="__RefHeading___Toc1069_2406088243"/></text:h>
      <text:p text:style-name="P29"><text:tab/><text:span text:style-name="T66">In this project, TensorFlow is used indirectly through the ML-Agents plugin.</text:span></text:p>
      <text:p text:style-name="P29"><text:tab/>TensorFlow is an open source software library for numerical computation using data flow graphs. The graph nodes represent mathematical operations, while the graph edges represent the multidimensional data arrays (tensors) that flow between them. This flexible architecture enables you to deploy computation to one or more CPUs or GPUs in a desktop, server, or mobile device without rewriting code. TensorFlow also includes TensorBoard, a data visualization toolkit.</text:p>
      <text:p text:style-name="P28"><text:tab/>TensorFlow was originally developed by researchers and engineers working on the Google Brain team within Google's Machine Intelligence Research organization for the purposes of conducting machine learning and deep neural networks research. The system is general enough to be applicable in a wide variety of other domains, as well.</text:p>
      <text:p text:style-name="P28"><text:tab/>TensorFlow provides stable Python and C APIs as well as non-guaranteed backwards compatible API's for C++, Go, Java, JavaScript, and Swift.<text:bibliography-mark text:identifier="TensorFlow GitHub page" text:bibliography-type="www" text:url="https://github.com/tensorflow/tensorflow">[TensorFlow GitHub page]</text:bibliography-mark></text:p>
      <text:h text:style-name="Heading_20_2" text:outline-level="2"><text:bookmark-start text:name="__RefHeading___Toc2806_3374773253"/>About GitHub and Git<text:bookmark-end text:name="__RefHeading___Toc2806_3374773253"/></text:h>
      <text:p text:style-name="Text_20_body"><text:tab/>Git is a distributed version-control system for tracking changes in source code during software development. It is designed for coordinating work among programmers, but it can be used to track changes in any set of files. Its goals include speed, data integrity, and support for distributed, non-linear workflows.</text:p>
      <text:p text:style-name="Text_20_body"><text:tab/>Git was created by Linus Torvalds in 2005 for development of the Linux kernel, with other kernel developers contributing to its initial development. Its current maintainer since 2005 is Junio Hamano.</text:p>
      <text:p text:style-name="Text_20_body"><text:tab/>GitHub is a web-based hosting service for version control using Git. It is mostly used for computer code. It offers all of the distributed version control and source code management (SCM) functionality of Git as well as adding its own features.</text:p>
      <text:p text:style-name="Text_20_body"><text:tab/>It provides access control and several collaboration features such as bug tracking, feature requests, task management, and wikis for every project.</text:p>
      <text:p text:style-name="Text_20_body"><text:tab/>GitHub offers plans for enterprise, team, pro and free accounts which are commonly used to host open-source software projects. As of January 2019, GitHub offers unlimited private repositories to all plans, including free accounts.</text:p>
      <text:p text:style-name="Text_20_body"><text:tab/>As of June 2018, GitHub reports having over 28 million users and 57 million repositories (including 28 million public repositories), making it the largest host of source code in the world.</text:p>
      <text:p text:style-name="Text_20_body"><text:soft-page-break/><text:tab/>As with most other distributed version-control systems, and unlike most client–server systems, every Git directory on every computer is a full-fledged repository with complete history and full version-tracking abilities, independent of network access or a central server.</text:p>
      <text:p text:style-name="Text_20_body"><text:tab/>Git is free and open-source software distributed under the terms of the GNU General Public License version 2.</text:p>
      <text:h text:style-name="P58" text:outline-level="2"><text:bookmark-start text:name="__RefHeading___Toc2808_3374773253"/>Used hardware<text:bookmark-end text:name="__RefHeading___Toc2808_3374773253"/></text:h>
      <text:p text:style-name="P6"><text:tab/>Most of the machine learning sessions have been done on my 2 personal computers. First a desktop that has these respective hardware specifications:</text:p>
      <text:list xml:id="list30928758" text:style-name="L3">
        <text:list-item>
          <text:p text:style-name="P92"><text:span text:style-name="T5">CPU</text:span> : AMD Ryzen 7 2700X Eight-Core Processor</text:p>
          <text:p text:style-name="P92">8 physical cores, 16 logical cores, no overclocking, base speed 3.70 GHz</text:p>
        </text:list-item>
        <text:list-item>
          <text:p text:style-name="P92"><text:span text:style-name="T5">RAM</text:span> : 16 GB, 2400 MHz</text:p>
        </text:list-item>
        <text:list-item>
          <text:p text:style-name="P92"><text:span text:style-name="T5">GPU</text:span> : NVIDIA Geforce GTX 1080, 8GB</text:p>
        </text:list-item>
        <text:list-item>
          <text:p text:style-name="P92"><text:span text:style-name="T5">SSD #1</text:span> : KINGSTON SV300S37A120G</text:p>
        </text:list-item>
        <text:list-item>
          <text:p text:style-name="P92"><text:span text:style-name="T5">SSD #2</text:span> : Samsung SSD 850 EVO 250GB</text:p>
        </text:list-item>
        <text:list-item>
          <text:p text:style-name="P92"><text:span text:style-name="T5">OS</text:span> : Windows 10 Pro, 64-bit version</text:p>
          <text:p text:style-name="P92"/>
        </text:list-item>
      </text:list>
      <text:p text:style-name="P6"><text:tab/>Second, a Lenovo ideapad 330S laptop:</text:p>
      <text:list xml:id="list2407490107" text:style-name="L4">
        <text:list-item>
          <text:p text:style-name="P93"><text:span text:style-name="T5">CPU</text:span> : Intel® Core(TM) i5-8250U CPU</text:p>
          <text:p text:style-name="P93">4 physical cores, 8 logical cores, no overclocking, base speed 1.80 GHz</text:p>
        </text:list-item>
        <text:list-item>
          <text:p text:style-name="P93"><text:span text:style-name="T5">RAM</text:span> : 8 GB, 2400 MHz</text:p>
        </text:list-item>
        <text:list-item>
          <text:p text:style-name="P93"><text:span text:style-name="T6">SSD</text:span> : SanDisk SD9SB8W512G1101</text:p>
        </text:list-item>
        <text:list-item>
          <text:p text:style-name="P93"><text:span text:style-name="T5">OS</text:span> : Windows 10 Home, 32-bit version<text:tab/></text:p>
        </text:list-item>
      </text:list>
      <text:p text:style-name="P6"/>
      <text:h text:style-name="P76" text:outline-level="1"><text:bookmark-start text:name="__RefHeading___Toc1068_3724124105"/>Implementation<text:bookmark-end text:name="__RefHeading___Toc1068_3724124105"/></text:h>
      <text:h text:style-name="P59" text:outline-level="2"><text:bookmark-start text:name="__RefHeading___Toc1070_3724124105"/>How does the training environment look like?<text:bookmark-end text:name="__RefHeading___Toc1070_3724124105"/></text:h>
      <text:p text:style-name="P7"><draw:frame draw:style-name="fr4" draw:name="Image1" text:anchor-type="paragraph" svg:x="3.7508in" svg:y="0.0547in" svg:width="3.2508in" svg:height="2.7783in" draw:z-index="0"><draw:image xlink:href="Pictures/100002010000027200000217A72528CF39B16F1F.png" xlink:type="simple" xlink:show="embed" xlink:actuate="onLoad" loext:mime-type="image/png"/></draw:frame><text:tab/><text:span text:style-name="T11">In order to keep the environment simple to train, I have decided to create a simple game for the agent to train with.</text:span></text:p>
      <text:p text:style-name="P7"><text:soft-page-break/><text:tab/><text:span text:style-name="T11">The idea of the game for the agent or player is to control the black-and-white checkered sphere and push out of the stage all of the other colored spheres in a certain order.</text:span></text:p>
      <text:p text:style-name="P7"><text:tab/><text:span text:style-name="T11">First the brown sphere must be pushed out, then the gray-metallic sphere, then lastly the golden sphere. If all three balls are pushed out in the correct order, the agent/player has won, if any of the balls have fallen when it was not supposed to fall (for example, it has attempted to push out the golden sphere) or if the black-and-white sphere has fallen out, then the agent/player lost.</text:span></text:p>
      <text:p text:style-name="P7"><text:tab/><text:span text:style-name="T12">All of the spheres have the same mass, drag and angular drag. And also all of them are affected by the same gravitational force. They are also the same size, all having a radius of 0,5 units.</text:span></text:p>
      <text:p text:style-name="P7"><text:tab/><text:span text:style-name="T15">The platform that all the spheres are standing on is a very thin cylinder with a radius of 5. From a physics point of view, it is immovable and the spheres cannot pass through it or push it no matter how hard they hit it.</text:span></text:p>
      <text:h text:style-name="P60" text:outline-level="2"><text:bookmark-start text:name="__RefHeading___Toc1072_3724124105"/>How is the main sphere agent controlled?<text:bookmark-end text:name="__RefHeading___Toc1072_3724124105"/></text:h>
      <text:p text:style-name="P8"><draw:frame draw:style-name="fr2" draw:name="Frame1" text:anchor-type="paragraph" svg:x="4.2228in" svg:y="0.0591in" svg:width="2.8339in" draw:z-index="1"><draw:text-box fo:min-height="0.7228in"><text:p text:style-name="Text"><draw:frame text:anchor-type="paragraph" draw:z-index="2" draw:name="Shape1" draw:style-name="gr1" draw:text-style-name="P131" svg:width="2.8335in" svg:height="0.7224in" svg:x="0in" svg:y="0in"><draw:text-box><text:p text:style-name="P130"><text:span text:style-name="T136">Vector3 controlSignal = Vector3.zero;</text:span></text:p><text:p text:style-name="P130"><text:span text:style-name="T136">controlSignal.x = vectorAction[0];</text:span></text:p><text:p text:style-name="P130"><text:span text:style-name="T136">controlSignal.z = vectorAction[1];</text:span></text:p><text:p text:style-name="P130"><text:span text:style-name="T136">rBody.AddForce(controlSignal * speed);</text:span></text:p></draw:text-box></draw:frame>Text <text:sequence text:ref-name="refText0" text:name="Text" text:formula="ooow:Text+1" style:num-format="1">1</text:sequence>: Force applied on the agent sphere</text:p></draw:text-box></draw:frame><text:tab/><text:span text:style-name="T13">The main sphere agent can only be controlled via two possible actions: a force applied on the X axis and a force applied on the Z axis. The code that applies these respective forces look a little like this.</text:span><text:span text:style-name="T13"><text:sequence-ref text:reference-format="value" text:ref-name="refText0">1</text:sequence-ref></text:span></text:p>
      <text:p text:style-name="P10"><text:tab/>The physics <text:span text:style-name="T14">calculations are being handled by the Unity game engine. The force is just applied, and the engine handles the rest.</text:span></text:p>
      <text:p text:style-name="P11"><text:tab/><text:span text:style-name="T23">Those </text:span><text:span text:style-name="T24">vectorAction</text:span><text:span text:style-name="T23"> values that can be seen at Text </text:span><text:span text:style-name="T23"><text:sequence-ref text:reference-format="value" text:ref-name="refText0">1</text:sequence-ref></text:span><text:span text:style-name="T23"><text:s/>are being generated by the neural network after it has received the observations of the current game state. The machine agents brain does not inherently know that the first vectorAction value controls the X axis movement, and the second vectorAction value controls the Z axis movement. In the very first training steps, it will most likely just <text:s/>create random values that will the main sphere off the stage.</text:span></text:p>
      <text:p text:style-name="P11"><text:tab/><text:span text:style-name="T23">After many attempts of simply falling off the stage, it might accidentally knock the first brown sphere, and receive an award value. When it starts to receive the first rewards, it might also start to understand what the vectorAction values also control.</text:span></text:p>
      <text:h text:style-name="P61" text:outline-level="2"><text:bookmark-start text:name="__RefHeading___Toc1178_3724124105"/>What can the machine agent “see” in the environment?<text:bookmark-end text:name="__RefHeading___Toc1178_3724124105"/></text:h>
      <text:p text:style-name="P9"><text:tab/><text:span text:style-name="T16">In order for the machine agent to be able to win at the game that was proposed, it must receive information about what it is playing. One way to do that is to simply give it everything that a human player can also see, like a camera render of the entire stage.</text:span></text:p>
      <text:p text:style-name="P9"><text:tab/><text:span text:style-name="T16">Indeed that would be possible, but training such a machine where it is receiving as an input the entire image, frame by frame, every time it has to decide what to do would mean an astonishing amount of time for it to train to a competent performance.</text:span></text:p>
      <text:p text:style-name="P9"><text:soft-page-break/><text:tab/><text:span text:style-name="T17">Surely such a mass of information will help train the best agent, but in order for it to finish training faster, a more limited set of data must be sent.</text:span></text:p>
      <text:p text:style-name="P9"><text:tab/><text:span text:style-name="T18">When a human is playing this particular game, it can see where it is currently positioned in stage, where all the other spheres are positioned. It can also approximate the speed that it is currently traveling that and a pretty general idea of how far it is from the center of the stage and how close it is to other spheres.</text:span></text:p>
      <text:p text:style-name="P9"><text:tab/><text:span text:style-name="T19">And all of this information is unconsciously deduced by the human. In order to help the machine agent to learn faster, we shall send all of this distilled information directly to it.</text:span></text:p>
      <text:p text:style-name="P9"><text:tab/><text:span text:style-name="T19">Observations that are sent to machine agent:</text:span></text:p>
      <text:list xml:id="list1320517793" text:style-name="L5">
        <text:list-item>
          <text:p text:style-name="P94">the agents current position on the X and Z axis</text:p>
        </text:list-item>
        <text:list-item>
          <text:p text:style-name="P94">the agents distance from the center of the stage</text:p>
        </text:list-item>
        <text:list-item>
          <text:p text:style-name="P94">the agents velocity on the X and Z axis</text:p>
        </text:list-item>
        <text:list-item>
          <text:p text:style-name="P94">the agents “mission” (a number that symbolizes which of the colored ball should it attempt to knock out)</text:p>
        </text:list-item>
        <text:list-item>
          <text:p text:style-name="P94">the position of the brown sphere relative to the agent on the X and Z axis</text:p>
        </text:list-item>
        <text:list-item>
          <text:p text:style-name="P94">the distance from the brown sphere to the agent</text:p>
        </text:list-item>
        <text:list-item>
          <text:p text:style-name="P94">the brown spheres distance from the center of the stage</text:p>
        </text:list-item>
        <text:list-item>
          <text:p text:style-name="P94">the brown spheres velocity on the X and Z axis</text:p>
        </text:list-item>
        <text:list-item>
          <text:p text:style-name="P94">the position of the <text:span text:style-name="T20">gray</text:span> sphere relative to the agent on the X and Z axis</text:p>
        </text:list-item>
        <text:list-item>
          <text:p text:style-name="P95">the distance from the <text:span text:style-name="T20">gray</text:span> sphere to the agent</text:p>
        </text:list-item>
        <text:list-item>
          <text:p text:style-name="P95">the <text:span text:style-name="T20">gray</text:span> spheres distance from the center of the stage</text:p>
        </text:list-item>
        <text:list-item>
          <text:p text:style-name="P95">the <text:span text:style-name="T20">gray</text:span> spheres velocity on the X and Z axis</text:p>
        </text:list-item>
        <text:list-item>
          <text:p text:style-name="P95">the position of the <text:span text:style-name="T20">gold</text:span> sphere relative to the agent on the X and Z axis</text:p>
        </text:list-item>
        <text:list-item>
          <text:p text:style-name="P95">the distance from the <text:span text:style-name="T20">gold</text:span> sphere to the agent</text:p>
        </text:list-item>
        <text:list-item>
          <text:p text:style-name="P95">the <text:span text:style-name="T20">gold</text:span> spheres distance from the center of the stage</text:p>
        </text:list-item>
        <text:list-item>
          <text:p text:style-name="P95">the <text:span text:style-name="T20">gold</text:span> spheres velocity on the X and Z axis</text:p>
        </text:list-item>
      </text:list>
      <text:p text:style-name="P9"><text:tab/><text:span text:style-name="T21">One interesting thing that be seen is that data that is relevant to the Y axis is never being sent. That is because for the machine agent, that information is not necessary. The Y coordinate for all of the spheres will only change when the spheres are falling out of the stage.</text:span></text:p>
      <text:p text:style-name="P9"><text:tab/><text:span text:style-name="T21">The information that the spheres have fallen off the stage can be deduced just from the distance observations or from the “current mission” observation.</text:span></text:p>
      <text:p text:style-name="P9"><text:soft-page-break/><text:tab/><text:span text:style-name="T21">Another thing that might be odd to some is why are all of the positions of the other spheres are being as sent as relative to the main sphere. This is just to help the machine agent to better understand where are the other spheres. For example it is much simpler for the machine agent to deduce that it has to go to the right to hit the golden sphere if it has received that the relative position of it on the X axis is <text:s/>greater than 0. The alternative would have been for the machine agent to deduce to do additional computation, such as subtracting the absolute position of the golden sphere from the absolute position of the main sphere.</text:span></text:p>
      <text:p text:style-name="P9"><text:tab/><text:span text:style-name="T22">There are in total 24 observations sent to the machine agents brain.</text:span></text:p>
      <text:h text:style-name="P62" text:outline-level="2"><draw:frame draw:style-name="fr2" draw:name="Frame2" text:anchor-type="paragraph" svg:x="3.5075in" svg:y="0.5346in" svg:width="3.8965in" draw:z-index="3"><draw:text-box fo:min-height="1.6181in"><text:p text:style-name="Text"><draw:frame text:anchor-type="paragraph" draw:z-index="4" draw:name="Shape2" draw:style-name="gr2" draw:text-style-name="P132" svg:width="3.8961in" svg:height="1.3949in" svg:x="0in" svg:y="0in"><draw:text-box><text:p text:style-name="P130"><text:span text:style-name="T137">do</text:span></text:p><text:p text:style-name="P130"><text:span text:style-name="T136">{</text:span></text:p><text:p text:style-name="P130"><text:span text:style-name="T136"><text:s text:c="3"/></text:span><text:span text:style-name="T136">Vector2 r = Random.insideUnitCircle * arenaRadius;</text:span></text:p><text:p text:style-name="P130"><text:span text:style-name="T136"><text:s text:c="3"/></text:span><text:span text:style-name="T136">targetPosition = </text:span><text:span text:style-name="T137">new</text:span><text:span text:style-name="T136"> Vector3(r.x, spawnHeight,</text:span></text:p><text:p text:style-name="P130"><text:span text:style-name="T136"><text:s text:c="6"/></text:span><text:span text:style-name="T136">r.y);</text:span></text:p><text:p text:style-name="P130"><text:span text:style-name="T136"><text:s text:c="3"/></text:span><text:span text:style-name="T136">distanceToAgent = Vector3.Distance(transform.position, targetPosition);</text:span></text:p><text:p text:style-name="P130"><text:span text:style-name="T136">} </text:span><text:span text:style-name="T137">while</text:span><text:span text:style-name="T136"> (distanceToAgent &lt; 1.1f);</text:span></text:p><text:p text:style-name="P130"><text:span text:style-name="T136">target1.transform.position = targetPosition;</text:span></text:p></draw:text-box></draw:frame>Text <text:sequence text:ref-name="refText1" text:name="Text" text:formula="ooow:Text+1" style:num-format="1">2</text:sequence>: Position randomizer</text:p></draw:text-box></draw:frame><text:bookmark-start text:name="__RefHeading___Toc593_3571800575"/>How is the game stage generated?<text:bookmark-end text:name="__RefHeading___Toc593_3571800575"/></text:h>
      <text:p text:style-name="P12"><text:tab/><text:span text:style-name="T26">In order for the machine agent to experience as many situations as possible, the target spheres positions are generated randomly in such a way so that they do not overlap. </text:span></text:p>
      <text:p text:style-name="P12"><text:span text:style-name="T26"><text:tab/>Inside Text </text:span><text:span text:style-name="T26"><text:sequence-ref text:reference-format="value" text:ref-name="refText1">2</text:sequence-ref></text:span><text:span text:style-name="T26"><text:s/>there is a snippet of the code that attempts to generate a valid random position for the first target sphere, the brown sphere.</text:span></text:p>
      <text:p text:style-name="P13"><text:tab/><text:span text:style-name="T27">Attempting to move any gameObject that has a RigidBody component in such away that it overlaps another gameObject with a RigidBody will cause them to sporadically move away from each other. The more overlapped they are, the more violent the reaction between them will be. </text:span></text:p>
      <text:p text:style-name="P16"><text:tab/>This position randomizer will start to take into consideration all the previously moved spheres when generating positions for the gray and golden spheres. </text:p>
      <text:p text:style-name="P13"><text:tab/><text:span text:style-name="T28">There is ample room on the stage, so it doesn’t take a significant amount of retries in order to generate valid non-overlapping positions.</text:span></text:p>
      <text:p text:style-name="P13"><text:tab/><text:span text:style-name="T29">Another thing to take into consideration is that simply moving the spheres back on the stage is not enough, the physics engine still has data about their velocity and angularVelocity.</text:span></text:p>
      <text:p text:style-name="P13"><text:tab/><text:span text:style-name="T29">Simply moving them back on stage will cause them to keep moving with the same velocity as before, so in order to prevent that, the velocity and angularVelocity of all the target spheres must be set to Vector3.zero. </text:span></text:p>
      <text:h text:style-name="P63" text:outline-level="2"><text:bookmark-start text:name="__RefHeading___Toc595_3571800575"/>What rewards are given to the machine agent?<text:bookmark-end text:name="__RefHeading___Toc595_3571800575"/></text:h>
      <text:p text:style-name="P14"><text:tab/><text:span text:style-name="T30">The reward system is simple and straight forward, every sphere that is successfully knocked of the stage in the correct order will give a reward of 1/3f to the agent. </text:span></text:p>
      <text:p text:style-name="P14"><text:tab/><text:span text:style-name="T30">When all 3 spheres are knocked off, the agent is marked as Done, and Tensorflow will adjust the weights in the neural network in order to encourage the same behavior.</text:span></text:p>
      <text:p text:style-name="P14"><text:soft-page-break/><text:tab/><text:span text:style-name="T30">Anytime the agent does something wrong: knocking off one the spheres too early or dropping off stage; the agent will be marked as done, and it’s currently accumulated reward will be taken into consideration by Tensorflow.</text:span></text:p>
      <text:p text:style-name="P14"><text:tab/><text:span text:style-name="T31">More complicated reward systems can be implemented, such as on every action that the machine agent is doing, add a small constant negative reward that will encourage the machine agent to finish the task faster before it accumulates a time penalty that is too big.</text:span></text:p>
      <text:p text:style-name="P14"><text:tab/><text:span text:style-name="T31">Another example would be to give weighted rewards for each of the spheres being dropped off, such as: </text:span></text:p>
      <text:list xml:id="list3912726453" text:style-name="L6">
        <text:list-item>
          <text:p text:style-name="P96">knocking out the brown sphere: 1/7 reward</text:p>
        </text:list-item>
        <text:list-item>
          <text:p text:style-name="P96">knocking out the gray sphere: 2/7 reward</text:p>
        </text:list-item>
        <text:list-item>
          <text:p text:style-name="P97">knocking out the golden sphere: 4/7 reward</text:p>
        </text:list-item>
      </text:list>
      <text:p text:style-name="P17"><text:tab/>This way, making further and further progress is exponentially better that just doing the first and second task and be contempt with just that.</text:p>
      <text:p text:style-name="P15"><text:tab/><text:span text:style-name="T32">There is also another way that could be done. I saw that in the “Pyramids” sample from the MLAgents even though there are two tasks to be done, the positive reward is given only when both of the tasks are completed in the correct order. With this the reward system could be like this:</text:span></text:p>
      <text:list xml:id="list349743161" text:style-name="L7">
        <text:list-item>
          <text:p text:style-name="P98">knock out the brown, gray and golden spheres in order: 1 reward</text:p>
        </text:list-item>
      </text:list>
      <text:h text:style-name="P64" text:outline-level="2"><text:bookmark-start text:name="__RefHeading___Toc746_3571800575"/>Speeding up the training process<text:bookmark-end text:name="__RefHeading___Toc746_3571800575"/></text:h>
      <text:p text:style-name="P19"><draw:frame draw:style-name="fr1" draw:name="Frame3" text:anchor-type="paragraph" svg:x="4.3417in" svg:y="0.0898in" svg:width="2.9083in" draw:z-index="5"><draw:text-box fo:min-height="2.1665in"><text:p text:style-name="Illustration"><draw:frame draw:style-name="fr3" draw:name="Image2" text:anchor-type="as-char" svg:width="2.9083in" style:rel-width="100%" svg:height="2.1665in" style:rel-height="scale" draw:z-index="6"><draw:image xlink:href="Pictures/100002010000015D00000104B705DB796373A773.png" xlink:type="simple" xlink:show="embed" xlink:actuate="onLoad" loext:mime-type="image/png"/></draw:frame><text:span text:style-name="T43"><text:line-break/></text:span>Illustration <text:sequence text:ref-name="refIllustration1" text:name="Illustration" text:formula="ooow:Illustration+1" style:num-format="1">2</text:sequence>: Roller Arena Academy Unity settings</text:p></draw:text-box></draw:frame><text:tab/><text:span text:style-name="T36">One way to speed up training is by creating several agents and for each one of them to create an arena to train into. This can be seen to be also applied in several of the example scenes of the ML-Agents plugin and also described in the documentation</text:span><text:span text:style-name="T36"><text:bibliography-mark text:identifier="Making a New Learning Environment" text:bibliography-type="www" text:url="https://github.com/Unity-Technologies/ml-agents/blob/master/docs/Learning-Environment-Create-New.md">[Making a New Learning Environment]</text:bibliography-mark></text:span><text:span text:style-name="T36"> found on the GitHub page for the respective plugin.</text:span></text:p>
      <text:p text:style-name="P19"><text:tab/><text:span text:style-name="T37">The responsibility of generating all of the agents and the arenas where they will train has been given to the </text:span><text:span text:style-name="T25">RollerArenaAcademy </text:span><text:span text:style-name="T39">class, which extends the Academy.</text:span></text:p>
      <text:p text:style-name="P19"><text:span text:style-name="T39"><text:tab/></text:span><text:span text:style-name="T40">Inside of</text:span><text:span text:style-name="T39"> the Initialize</text:span><text:span text:style-name="T40">Academy method, a dynamic amount of arenas are generated.</text:span></text:p>
      <text:p text:style-name="P20"><text:span text:style-name="T38"><text:tab/>The number of generated arenas is set with the help of the Unity Editor </text:span><text:span text:style-name="T41">[Illustration </text:span><text:span text:style-name="T41"><text:sequence-ref text:reference-format="value" text:ref-name="refIllustration1">2</text:sequence-ref></text:span><text:span text:style-name="T41">]</text:span><text:span text:style-name="T38">. The same is also said about the arena themselves, which are just copies instantiated from a prefabricated roller arena game object.</text:span></text:p>
      <text:p text:style-name="P21"><text:span text:style-name="T38"><text:tab/></text:span><text:span text:style-name="T42">The code that handles the creation of the arenas is</text:span></text:p>
      <text:p text:style-name="P22"><text:soft-page-break/><text:span text:style-name="T35">public</text:span><text:span text:style-name="T33"> GameObject m_RollerArenaPrefab;<text:line-break/></text:span><text:span text:style-name="T35">public</text:span><text:span text:style-name="T33"> </text:span><text:span text:style-name="T35">int</text:span><text:span text:style-name="T33"> m_NumberOfArenas;<text:line-break/></text:span><text:span text:style-name="T35">public</text:span><text:span text:style-name="T33"> </text:span><text:span text:style-name="T35">override</text:span><text:span text:style-name="T33"> </text:span><text:span text:style-name="T35">void</text:span><text:span text:style-name="T33"> InitializeAcademy()<text:line-break/>{<text:line-break/> <text:s/></text:span><text:span text:style-name="T35">for</text:span><text:span text:style-name="T33">(</text:span><text:span text:style-name="T35">int</text:span><text:span text:style-name="T33"> i = 0; i &lt; m_NumberOfArenas; i++)<text:line-break/> <text:s/>{<text:line-break/> <text:s text:c="3"/>Instantiate(m_RollerArenaPrefab, </text:span><text:span text:style-name="T35">new</text:span><text:span text:style-name="T33"> Vector3(0, -4*i, 0), Quaternion.identity);<text:line-break/> <text:s/>}<text:line-break/></text:span><text:span text:style-name="T34">}</text:span></text:p>
      <text:p text:style-name="Text_20_body"><text:tab/><text:span text:style-name="T44">At the moment of writing this document, I found that creating 16 arenas is an adequate amount that does not overload my system when training and also leaves enough resource for my PC to do something else also.</text:span></text:p>
      <text:h text:style-name="P65" text:outline-level="2"><text:bookmark-start text:name="__RefHeading___Toc2709_3571800575"/>What are the used training parameters?<text:bookmark-end text:name="__RefHeading___Toc2709_3571800575"/></text:h>
      <text:p text:style-name="P23"><text:tab/>A list of all the training parameters that can be chosen are displayed on a documentation page called <text:bibliography-mark text:identifier="Training ML-Agents" text:bibliography-type="www" text:url="https://github.com/Unity-Technologies/ml-agents/blob/master/docs/Training-ML-Agents.md">[Training ML-Agents]</text:bibliography-mark>.</text:p>
      <text:p text:style-name="P23"><text:tab/><text:span text:style-name="T45">The ones that are current used by default for training the roller agents are:</text:span></text:p>
      <text:list xml:id="list3228809560" text:style-name="L8">
        <text:list-item>
          <text:p text:style-name="P99">use_curiosity: <text:span text:style-name="T47">true =&gt;</text:span> <text:span text:style-name="T48">t</text:span>rain using an additional intrinsic reward signal generated from Intrinsic Curiosity Module<text:bibliography-mark text:identifier="Solving sparse-reward tasks with Curiosity" text:bibliography-type="www" text:url="https://blogs.unity3d.com/2018/06/26/solving-sparse-reward-tasks-with-curiosity/">[Solving sparse-reward tasks with Curiosity]</text:bibliography-mark><text:line-break/><text:span text:style-name="T46">Seeing that the Pyramids example inside of the ML-Agents plugin was able to train to competent levels I decided to try this value to see if it affects the training in a positive way.</text:span></text:p>
        </text:list-item>
        <text:list-item>
          <text:p text:style-name="P100">curiosity_strength: 0.01 <text:span text:style-name="T49">=&gt; magnitude of intrinsic reward generated by Intrinsic Curiosity Module</text:span></text:p>
        </text:list-item>
        <text:list-item>
          <text:p text:style-name="P100">curiosity_enc_size: 256 <text:span text:style-name="T49">=&gt; the size of the encoding to use in the forward and inverse models in the Curiosity module</text:span></text:p>
        </text:list-item>
        <text:list-item>
          <text:p text:style-name="P100">summary_freq: 2000 <text:span text:style-name="T47">=&gt; how often, in steps, to save training statistics</text:span></text:p>
        </text:list-item>
        <text:list-item>
          <text:p text:style-name="P100">time_horizon: 128 <text:span text:style-name="T50">=&gt; how many steps of experience to collect per-agent before adding it to the experience buffer</text:span></text:p>
        </text:list-item>
        <text:list-item>
          <text:p text:style-name="P100">batch_size: 128 <text:span text:style-name="T52">=&gt; the number of experiences in each iteration of gradient descent</text:span></text:p>
        </text:list-item>
        <text:list-item>
          <text:p text:style-name="P100">buffer_size: 2048 <text:span text:style-name="T53">=&gt; the number of experiences to collect before updating the policy model</text:span></text:p>
        </text:list-item>
        <text:list-item>
          <text:p text:style-name="P100">hidden_units: 512 <text:span text:style-name="T54">=&gt; the number of units in the hidden layers of the neural network<text:line-break/>In my attempt of making the roller agent able to learn complicated tasks, I have decided to give it a large amount of hidden units.</text:span></text:p>
        </text:list-item>
        <text:list-item>
          <text:p text:style-name="P100">num_layers: 3 <text:span text:style-name="T54">=&gt; the number of hidden layers in the neural network<text:line-break/>Again, I have chosen this number in order to attempt to make the agents learn more complicated problems.</text:span></text:p>
        </text:list-item>
        <text:list-item>
          <text:p text:style-name="P100"><text:soft-page-break/>beta: 1.0e-2 <text:span text:style-name="T55">=&gt; corresponds to the strength of the entropy regularization, which makes the policy "more random."</text:span></text:p>
        </text:list-item>
        <text:list-item>
          <text:p text:style-name="P100">max_steps: 5.0e5 <text:span text:style-name="T56">=&gt; how many steps of simulations are run in total</text:span></text:p>
        </text:list-item>
        <text:list-item>
          <text:p text:style-name="P100">num_epoch: 3 <text:span text:style-name="T57">=&gt; <text:s/>the number of passes through the experience buffer during gradient descent</text:span></text:p>
        </text:list-item>
      </text:list>
      <text:p text:style-name="P24"><text:tab/><text:span text:style-name="T58">The chosen reinforcement learning technique is called Proximal Policy Optimization (PPO). All of the above values have been chosen by either copying them from other ML-Agents examples or after reading more about them from the GitHub documentation page named </text:span><text:span text:style-name="T58"><text:bibliography-mark text:identifier="Training with Proximal Policy Optimization" text:bibliography-type="www" text:url="https://github.com/Unity-Technologies/ml-agents/blob/master/docs/Training-PPO.md">[Training with Proximal Policy Optimization]</text:bibliography-mark></text:span><text:span text:style-name="T58"><text:s/></text:span></text:p>
      <text:h text:style-name="P77" text:outline-level="1"/>
      <text:h text:style-name="P79" text:outline-level="1"><text:bookmark-start text:name="__RefHeading___Toc1074_3724124105"/>Discovered observations<text:bookmark-end text:name="__RefHeading___Toc1074_3724124105"/></text:h>
      <text:h text:style-name="P66" text:outline-level="2"><text:bookmark-start text:name="__RefHeading___Toc1251_4286736385"/>Default setting used for training<text:bookmark-end text:name="__RefHeading___Toc1251_4286736385"/></text:h>
      <text:p text:style-name="P43"><text:tab/>Before the observations and differences between them are being described, first there must be a common default set of settings or particularities defined for them.</text:p>
      <text:p text:style-name="P27"><text:tab/><text:span text:style-name="T61">First here is the training hyper-parameters that are being used</text:span></text:p>
      <text:p text:style-name="P51">batch_size: <text:s text:c="4"/>128</text:p>
      <text:p text:style-name="P52">beta: <text:s text:c="2"/>0.01</text:p>
      <text:p text:style-name="P52">buffer_size: <text:s text:c="3"/>2048</text:p>
      <text:p text:style-name="P52">epsilon: <text:s text:c="7"/>0.2</text:p>
      <text:p text:style-name="P52">gamma: <text:s/>0.99</text:p>
      <text:p text:style-name="P52">hidden_units: <text:s text:c="2"/>512</text:p>
      <text:p text:style-name="P52">lambd: <text:s/>0.95</text:p>
      <text:p text:style-name="P52">learning_rate: <text:s/>0.0003</text:p>
      <text:p text:style-name="P52">max_steps: <text:s text:c="5"/>5.0e5</text:p>
      <text:p text:style-name="P52">normalize: <text:s text:c="5"/>False</text:p>
      <text:p text:style-name="P52">num_epoch: <text:s text:c="5"/>3</text:p>
      <text:p text:style-name="P52">num_layers: <text:s text:c="4"/>3</text:p>
      <text:p text:style-name="P52">time_horizon: <text:s text:c="2"/>128</text:p>
      <text:p text:style-name="P52">sequence_length: <text:s text:c="7"/>64</text:p>
      <text:p text:style-name="P52">summary_freq: <text:s text:c="2"/>2000</text:p>
      <text:p text:style-name="P52">use_recurrent: <text:s/>False</text:p>
      <text:p text:style-name="P52">memory_size: <text:s text:c="3"/>256</text:p>
      <text:p text:style-name="P52">use_curiosity: <text:s/>True</text:p>
      <text:p text:style-name="P52">curiosity_strength: <text:s text:c="4"/>0.01</text:p>
      <text:p text:style-name="P52">curiosity_enc_size: <text:s text:c="4"/>256</text:p>
      <text:p text:style-name="P50"><draw:frame draw:style-name="fr4" draw:name="Image3" text:anchor-type="paragraph" svg:x="4.1335in" svg:y="0.0665in" svg:width="2.75in" svg:height="2.2917in" draw:z-index="9"><draw:image xlink:href="Pictures/100002010000014A000001136856485E88D25DCB.png" xlink:type="simple" xlink:show="embed" xlink:actuate="onLoad" loext:mime-type="image/png"/></draw:frame><text:tab/></text:p>
      <text:p text:style-name="P50"><text:tab/><text:span text:style-name="T62">Secondly is to describe the particularities of environment created in Unity</text:span></text:p>
      <text:list xml:id="list1593573054" text:style-name="L9">
        <text:list-item>
          <text:p text:style-name="P81">all of the spheres have the same mass</text:p>
        </text:list-item>
        <text:list-item>
          <text:p text:style-name="P81">the main agent sphere moves by applying a force of 10 multiplied with vector that indicates where it desires to move</text:p>
        </text:list-item>
        <text:list-item>
          <text:p text:style-name="P82">the main agent sphere is given the relative position of all the other target spheres as observation <text:span text:style-name="T63">(not the absolute position in the game world)</text:span></text:p>
        </text:list-item>
        <text:list-item>
          <text:p text:style-name="P83">the “current mission” of the main agent sphere is coded as</text:p>
          <text:list>
            <text:list-item>
              <text:p text:style-name="P83">1 =&gt; push off the brown sphere</text:p>
            </text:list-item>
            <text:list-item>
              <text:p text:style-name="P83">2 =&gt; push off the gray sphere</text:p>
            </text:list-item>
            <text:list-item>
              <text:p text:style-name="P83">3 =&gt; push off the golden sphere</text:p>
            </text:list-item>
          </text:list>
        </text:list-item>
        <text:list-item>
          <text:p text:style-name="P83">failing to push the correct sphere just sets the agent as done and does not impose a negative reward</text:p>
        </text:list-item>
        <text:list-item>
          <text:p text:style-name="P83">the main agent sphere falling of the arena sets the agent as done and does not impose a negative reward</text:p>
        </text:list-item>
        <text:list-item>
          <text:p text:style-name="P83"><text:soft-page-break/>going over the “Max Step” value because the too much time was taken trying to complete the task does not impose a negative reward</text:p>
        </text:list-item>
        <text:list-item>
          <text:p text:style-name="P83">the simple passage of time does not a negative reward</text:p>
        </text:list-item>
        <text:list-item>
          <text:p text:style-name="P84">in this version of the training scenario, there are in total three spheres that have to be pushed off</text:p>
        </text:list-item>
        <text:list-item>
          <text:p text:style-name="P85">rewards are given gradually and proportionally to the number of spheres that have been pushed off</text:p>
          <text:list>
            <text:list-item>
              <text:p text:style-name="P85">1/3 reward for each of the 3 spheres that have been pushed off</text:p>
            </text:list-item>
          </text:list>
          <text:p text:style-name="P85"/>
          <text:p text:style-name="P82"/>
        </text:list-item>
      </text:list>
      <text:h text:style-name="P67" text:outline-level="2"><text:bookmark-start text:name="__RefHeading___Toc2711_3571800575"/>Training when using the default settings<text:bookmark-end text:name="__RefHeading___Toc2711_3571800575"/></text:h>
      <text:p text:style-name="P26"><draw:frame draw:style-name="fr2" draw:name="Frame4" text:anchor-type="paragraph" svg:x="4.6602in" svg:y="0.0118in" svg:width="2.2752in" draw:z-index="7"><draw:text-box fo:min-height="3.5752in"><text:p text:style-name="Caption"><draw:frame text:anchor-type="paragraph" draw:z-index="8" draw:name="Shape3" draw:style-name="gr3" draw:text-style-name="P133" svg:width="2.1705in" svg:height="3.2921in" svg:x="0.052in" svg:y="0in"><draw:text-box><text:p><text:span text:style-name="T138">batch_size: <text:s text:c="4"/>128</text:span><text:span text:style-name="T138"><text:line-break/></text:span><text:span text:style-name="T138">beta: <text:s text:c="2"/>0.01</text:span><text:span text:style-name="T138"><text:line-break/></text:span><text:span text:style-name="T138">buffer_size: <text:s text:c="3"/>2048</text:span><text:span text:style-name="T138"><text:line-break/></text:span><text:span text:style-name="T138">epsilon: <text:s text:c="7"/>0.2</text:span><text:span text:style-name="T138"><text:line-break/></text:span><text:span text:style-name="T138">gamma: <text:s/>0.99</text:span><text:span text:style-name="T138"><text:line-break/></text:span><text:span text:style-name="T138">hidden_units: <text:s text:c="2"/>512</text:span><text:span text:style-name="T138"><text:line-break/></text:span><text:span text:style-name="T138">lambd: <text:s/>0.95</text:span><text:span text:style-name="T138"><text:line-break/></text:span><text:span text:style-name="T138">learning_rate: <text:s/>0.0003</text:span><text:span text:style-name="T138"><text:line-break/></text:span><text:span text:style-name="T138">max_steps: <text:s text:c="5"/>5.0e5</text:span><text:span text:style-name="T138"><text:line-break/></text:span><text:span text:style-name="T138">normalize: <text:s text:c="5"/>False</text:span><text:span text:style-name="T138"><text:line-break/></text:span><text:span text:style-name="T138">num_epoch: <text:s text:c="5"/>3</text:span><text:span text:style-name="T138"><text:line-break/></text:span><text:span text:style-name="T138">num_layers: <text:s text:c="4"/>3</text:span><text:span text:style-name="T138"><text:line-break/></text:span><text:span text:style-name="T138">time_horizon: <text:s text:c="2"/>128</text:span><text:span text:style-name="T138"><text:line-break/></text:span><text:span text:style-name="T138">sequence_length: <text:s text:c="7"/>64</text:span><text:span text:style-name="T138"><text:line-break/></text:span><text:span text:style-name="T138">summary_freq: <text:s text:c="2"/>2000</text:span><text:span text:style-name="T138"><text:line-break/></text:span><text:span text:style-name="T138">use_recurrent: <text:s/>False</text:span><text:span text:style-name="T138"><text:line-break/></text:span><text:span text:style-name="T138">memory_size: <text:s text:c="3"/>256</text:span><text:span text:style-name="T138"><text:line-break/></text:span><text:span text:style-name="T138">use_curiosity: <text:s/>True</text:span><text:span text:style-name="T138"><text:line-break/></text:span><text:span text:style-name="T138">curiosity_strength: <text:s text:c="4"/>0.01</text:span><text:span text:style-name="T138"><text:line-break/></text:span><text:span text:style-name="T138">curiosity_enc_size: <text:s text:c="4"/>256</text:span></text:p></draw:text-box></draw:frame>Default training parameters</text:p></draw:text-box></draw:frame><text:tab/><text:span text:style-name="T51">By using these training parameters, the mean reward slowly raised to these respective values:</text:span></text:p>
      <text:list xml:id="list1788157478" text:style-name="L10">
        <text:list-item>
          <text:p text:style-name="P101">0.124 at step 4000</text:p>
        </text:list-item>
        <text:list-item>
          <text:p text:style-name="P101">0.200 at step 10000</text:p>
        </text:list-item>
        <text:list-item>
          <text:p text:style-name="P102">0.322 at step 26000</text:p>
        </text:list-item>
        <text:list-item>
          <text:p text:style-name="P102">0.410 at step 112000</text:p>
        </text:list-item>
        <text:list-item>
          <text:p text:style-name="P102"><text:span text:style-name="T59">0.510 at step </text:span>258000</text:p>
        </text:list-item>
        <text:list-item>
          <text:p text:style-name="P103">0.610 at step 370000</text:p>
        </text:list-item>
      </text:list>
      <text:p text:style-name="P26"><text:tab/><text:span text:style-name="T60">Only stabilized mean reward values are taken into consideration. There is no need to report reaching a milestone such as for example a mean reward of 0.5 when it is not immediately improving.</text:span></text:p>
      <text:p text:style-name="P26"><text:tab/><text:span text:style-name="T64">In this particular training session, the best mean reward that it was able to get was 0.690 at step 472000, but it was not stable. The reward did not approach maximum value of 1.</text:span></text:p>
      <text:h text:style-name="Heading_20_3" text:outline-level="3"><text:bookmark-start text:name="__RefHeading___Toc1071_2406088243"/><text:tab/><text:span text:style-name="T65">Behavior</text:span><text:bookmark-end text:name="__RefHeading___Toc1071_2406088243"/></text:h>
      <text:p text:style-name="Text_20_body"><text:tab/><text:span text:style-name="T7">The agent seems to have </text:span><text:span text:style-name="T8">developed</text:span><text:span text:style-name="T7"> several interesting positive behaviors:</text:span></text:p>
      <text:list xml:id="list1173500008" text:style-name="L11">
        <text:list-item>
          <text:p text:style-name="P104">it is proactively trying to always stay on the arena</text:p>
        </text:list-item>
        <text:list-item>
          <text:p text:style-name="P104">in the vast majority of times it will first chase after the brown sphere to knock it off</text:p>
        </text:list-item>
        <text:list-item>
          <text:p text:style-name="P104">after the first brown sphere is knocked off it will chase after the gray one to also knock it off</text:p>
        </text:list-item>
        <text:list-item>
          <text:p text:style-name="P105">sometimes when attempting to push the brown or gray sphere, it may avoid the gold sphere</text:p>
          <text:p text:style-name="P113">Negative behaviors:</text:p>
        </text:list-item>
        <text:list-item>
          <text:p text:style-name="P86">when chasing the brown sphere, it sometimes moves the gray sphere by accidentally</text:p>
        </text:list-item>
        <text:list-item>
          <text:p text:style-name="P86"><text:soft-page-break/>after successfully knocking off the gray sphere, it just moves around and around the stage, it does not actively search for the gold sphere to knock it off the arena</text:p>
        </text:list-item>
        <text:list-item>
          <text:p text:style-name="P86">sometimes when attempting to push the brown or gray sphere, it may push the gold sphere out the stage too early by mistake</text:p>
        </text:list-item>
      </text:list>
      <text:p text:style-name="P25"><text:tab/></text:p>
      <text:h text:style-name="P68" text:outline-level="2"><text:bookmark-start text:name="__RefHeading___Toc1253_4286736385"/>Training when the reward is given only at the end<text:bookmark-end text:name="__RefHeading___Toc1253_4286736385"/></text:h>
      <text:p text:style-name="P38"><text:tab/><text:span text:style-name="T89">In this training scenario, instead of giving a reward of 1/3 to the agent for every sphere that pushes of correctly, now it will receive only once a reward of 1, only if it is pushes all of the spheres in the correct order.</text:span></text:p>
      <text:p text:style-name="P38"><text:tab/><text:span text:style-name="T90">Because of this, the chances of it ever receiving the reward are very slim when the agent is just learning. It is highly probable that it will just knock the spheres by mistake in the wrong order. But such a strict training scenario might help it discover eventually that the task is fully complete only when pushing all of spheres in the correct order.</text:span></text:p>
      <text:p text:style-name="P38"><text:tab/><text:span text:style-name="T91">In the first 20000 training steps, the mean reward only reached a maximum of 0.002, most of the time it’s just 0.000. </text:span></text:p>
      <text:p text:style-name="P38"><text:tab/><text:span text:style-name="T92">After reaching 40000 training steps, the mean reward reached a maximum of 0.017. It seems that it is starting to discover some sort of pattern or behavior.</text:span></text:p>
      <text:p text:style-name="P38"><text:tab/><text:span text:style-name="T94">At training step 54000, the mean reward reached a value of 0.049. The training is incredibly slow, it seems as if it’s just pure luck.</text:span></text:p>
      <text:p text:style-name="P38"><text:tab/><text:span text:style-name="T93">When reaching training step 80000, it seems as if the mean reward does not increase, rather it decreased over time, now being at a value of 0.018.</text:span></text:p>
      <text:p text:style-name="P38"><text:tab/><text:span text:style-name="T95">At training step 94000, the mean reward has recovered back to 0.052. Maybe that curiosity feature is indeed exploring wider and more random weights for the neural network.</text:span></text:p>
      <text:p text:style-name="P39"><text:tab/><text:span text:style-name="T96">At training step 108000 it has finally reached a mean reward of 0.108. Compared to the default settings, which already had a mean reward of 0.124 at step 4000, it is 27 times slower taking into consideration the progress made so far.</text:span></text:p>
      <text:p text:style-name="P39"><text:tab/><text:span text:style-name="T97">While going to training step 236000, the mean reward value kept growing and shrinking, at worst being a value of 0.057, at best 0.155. Again, the curiosity feature is exploring possible solutions.</text:span></text:p>
      <text:p text:style-name="P40"><text:tab/><text:span text:style-name="T98">At training step 278000, it has finally reached a mean reward value of 0.206, which is still incredibly slow compared to the default settings that reached this value at training step 10000. Thus again making it around 27 times slower.</text:span></text:p>
      <text:p text:style-name="P40"><text:tab/><text:span text:style-name="T99">The trend of rising and lowering mean reward continues to happen. At training step 296000 it reached a mean reward of 0.265, and at 304000 it dropped to 0.194.</text:span></text:p>
      <text:p text:style-name="P40"><text:tab/><text:span text:style-name="T100">At training step 360000, it has reached a mean value of 0.300. It close to reaching a success rate of 33% percent.</text:span></text:p>
      <text:p text:style-name="P40"><text:soft-page-break/><text:tab/><text:span text:style-name="T101">At around training step 450000, it has managed to somewhat stabilize a mean reward value of 0.332. Thus making it able to win the game at 33% of the time.</text:span></text:p>
      <text:p text:style-name="P40"><text:tab/><text:span text:style-name="T102">Finally at the end of the training session, with 500000 steps done, the best mean reward that it has achieved was of 0.404, which is worse the defaults case with 0.610. </text:span></text:p>
      <text:p text:style-name="P40"><text:tab/><text:span text:style-name="T103">Attempting to give a reward only at the end slowed down the training significantly. It might be possible that a much longer training period will make it achieve better performance.</text:span></text:p>
      <text:h text:style-name="P71" text:outline-level="3"><text:bookmark-start text:name="__RefHeading___Toc1255_4286736385"/>Behavior<text:bookmark-end text:name="__RefHeading___Toc1255_4286736385"/></text:h>
      <text:p text:style-name="P41"><text:tab/><text:span text:style-name="T104">In comparison to the default case, this machine agent is moving more carefully. Instead of just flinging around very fast, it seems sometimes it’s slowing down before coming into contact with the spheres.</text:span></text:p>
      <text:p text:style-name="P42"><text:tab/><text:span text:style-name="T9">Po</text:span><text:span text:style-name="T7">sitive behaviors:</text:span></text:p>
      <text:list xml:id="list4145195719" text:style-name="L12">
        <text:list-item>
          <text:p text:style-name="P106"><text:span text:style-name="T65">o</text:span>nce it manages to start pushing a sphere, sometimes it lets it roll a bit, then starts going for another sphere while the previous one has not fallen of the stage yet; <text:span text:style-name="T105">this reduces the total time for all three spheres to fall down</text:span></text:p>
        </text:list-item>
        <text:list-item>
          <text:p text:style-name="P106">it became incredibly good at not falling of the stage</text:p>
        </text:list-item>
        <text:list-item>
          <text:p text:style-name="P106">in comparison to the default case, once it pushed of the first two spheres, it is better at finding the last golden sphere to push it away</text:p>
        </text:list-item>
        <text:list-item>
          <text:p text:style-name="P109">sometimes is seen to avoid pushing other spheres thus avoiding a hard to mitigate billiard effect </text:p>
          <text:p text:style-name="P114">Negative behaviors:</text:p>
        </text:list-item>
        <text:list-item>
          <text:p text:style-name="P116">sometimes the machine agent slams into the golden sphere at the start of a round, thus knocking it out too early</text:p>
        </text:list-item>
        <text:list-item>
          <text:p text:style-name="P116">was observed one time to be too afraid to push a brown sphere because it was incredibly close to the edge <text:span text:style-name="T119">of stage</text:span> and not moving <text:span text:style-name="T119">(the brown sphere had no velocity because it was just spawned)</text:span></text:p>
        </text:list-item>
        <text:list-item>
          <text:p text:style-name="P116">sometimes push off the metallic sphere first because the brown sphere was too close to the golden sphere at the start of the round</text:p>
        </text:list-item>
      </text:list>
      <text:p text:style-name="P44"><text:tab/>Because the reward is now fully given only at the end of task, this agent is sometimes performing better than the default agent by making smarter decisions that take it consideration the velocity of the spheres. Sadly with an average success rate of 33-40% it is not good enough.</text:p>
      <text:h text:style-name="P69" text:outline-level="2"><text:bookmark-start text:name="__RefHeading___Toc1380_426302360"/>Training when using 4 hidden layers with 32 units each<text:bookmark-end text:name="__RefHeading___Toc1380_426302360"/></text:h>
      <text:p text:style-name="P45"><text:tab/><text:span text:style-name="T106">In this training session, the number of hidden units will be change from 512 to 32, and the number of hidden layers from 3 to 4. </text:span></text:p>
      <text:p text:style-name="P45"><text:soft-page-break/><text:tab/><text:span text:style-name="T107">Having a smaller number of hidden units in total might make it simpler for TensorFlow to explore relevant weights for the neural network. After all, the proposed problem does not need an incredibly complicated neural network to chase some spheres.</text:span></text:p>
      <text:p text:style-name="P45"><text:tab/><text:span text:style-name="T111">Increasing the number of layers might help it also create some interesting and complex functions.</text:span></text:p>
      <text:p text:style-name="P45"><text:tab/><text:span text:style-name="T109">Let’s not forget that this training scenario still use the default training scenario, the rewards are still cumulative (1/3 for each sphere).</text:span></text:p>
      <text:p text:style-name="P45"><text:tab/><text:span text:style-name="T107">Instead of being 512*3 = 1536 hidden nodes, there are now only 128 hidden nodes.</text:span></text:p>
      <text:p text:style-name="P45"><text:tab/><text:span text:style-name="T108">Already beginning from the training step 4000, the mean reward has become 0.132. This is very similar to the default case.</text:span></text:p>
      <text:p text:style-name="P45"><text:tab/><text:span text:style-name="T110">At training step 12000 it has reached a mean reward of 0.200. It is slightly slower than the default case.</text:span></text:p>
      <text:p text:style-name="P45"><text:tab/><text:span text:style-name="T110">At training step 36000 it is now at 0.314, and it seems to have some difficulty surpassing this value. Because of the cumulative reward system, the agent has mastered pushing off the brown sphere, now it must continue to learn to push after that the metallic gray sphere.</text:span></text:p>
      <text:p text:style-name="P45"><text:tab/><text:span text:style-name="T110">At 54000 it’s starting to make a breakthrough, the mean reward is 0.363, so that means that some agents are starting to discover how push off the brown sphere and gray sphere in the correct order.</text:span></text:p>
      <text:p text:style-name="P46"><text:tab/><text:span text:style-name="T112">The simpler neural network is starting to show it’s problems. When the training reached step 76000, the mean reward is still around 0.333. The default case reached that value at training step 26000. At this point it looks like having a network that is too simple is detrimental to learning more complex behavior.</text:span></text:p>
      <text:p text:style-name="P46"><text:tab/><text:span text:style-name="T113">When it reached training step 190000, the mean reward was 0.408. Reaching this mean reward took almost twice as many training steps then the default training scenario. The mean reward is now increasing only very slowly, occasionally dipping under 0.400.</text:span></text:p>
      <text:p text:style-name="P46"><text:tab/><text:span text:style-name="T114">Even at training step 360000, the mean reward has not changed by significant amount, only about reaching a value of 0.420.</text:span></text:p>
      <text:p text:style-name="P46"><text:tab/><text:span text:style-name="T115">At around training step 392000, the agent finally starts to grasp what it has to do in order to obtain the next chunk of 1/3 reward, thus approaching the mean reward of around 0.450.</text:span></text:p>
      <text:p text:style-name="P46"><text:tab/><text:span text:style-name="T116">At the end of the training session, the best mean reward had a value of 0.480, and the last mean reward at step 500000 had a value of 0.464.</text:span></text:p>
      <text:p text:style-name="P46"><text:tab/><text:span text:style-name="T117">In comparison with the default training session with a value of 0.610, it performed worse. The cause of why this happened might be because of pure bad luck, as in the possible space of values for the neural network was not explored sufficiently.</text:span></text:p>
      <text:p text:style-name="P46"><text:soft-page-break/><text:tab/><text:span text:style-name="T117">Or it might have been because the configuration of 32 hidden nodes by 4 layers was actually detrimental to generating useful behavior for the proposed problem.</text:span></text:p>
      <text:h text:style-name="Heading_20_3" text:outline-level="3"><text:bookmark-start text:name="__RefHeading___Toc1382_426302360"/><text:tab/><text:span text:style-name="T118">Behavior</text:span><text:bookmark-end text:name="__RefHeading___Toc1382_426302360"/></text:h>
      <text:p text:style-name="P87"><text:span text:style-name="T104"><text:tab/>In comparison to the previous test case, where the result was given fully only at the end of a round, this machine agent is moving more chaotically. Most of the time its moving fast in circles, using it’s high velocity to smack out the other spheres.</text:span></text:p>
      <text:p text:style-name="P87"><text:tab/><text:span text:style-name="T9">Po</text:span><text:span text:style-name="T7">sitive behaviors:</text:span></text:p>
      <text:list xml:id="list195943211342595" text:continue-numbering="true" text:style-name="L12">
        <text:list-item>
          <text:p text:style-name="P110">actively chasing the first brown sphere to push it out</text:p>
        </text:list-item>
        <text:list-item>
          <text:p text:style-name="P107">it became incredibly good at not falling of the stage</text:p>
        </text:list-item>
        <text:list-item>
          <text:p text:style-name="P110">after taking out the brown sphere, it starts it’s chaotic spinning pattern, sometimes kicking out the metallic sphere</text:p>
        </text:list-item>
        <text:list-item>
          <text:p text:style-name="P110">the fact that it’s moving fast helps it finish the task faster in some cases</text:p>
          <text:p text:style-name="P115">Negative behaviors:</text:p>
        </text:list-item>
        <text:list-item>
          <text:p text:style-name="P117">sometimes the machine agent slams into the golden sphere at the start of a round, thus knocking it out too early</text:p>
        </text:list-item>
        <text:list-item>
          <text:p text:style-name="P119">due to the chaotic movement, it sometimes does mistakes at the very beginning of the round, such as knocking out the metallic or golden sphere</text:p>
        </text:list-item>
        <text:list-item>
          <text:p text:style-name="P120">does not actively search for the final golden sphere <text:span text:style-name="T120">after pushing out the metallic sphere</text:span></text:p>
        </text:list-item>
        <text:list-item>
          <text:p text:style-name="P121">does not really seem to take into consideration the velocity of the other spheres</text:p>
        </text:list-item>
      </text:list>
      <text:h text:style-name="Heading_20_2" text:outline-level="2"><text:bookmark-start text:name="__RefHeading___Toc1384_426302360"/>Training when using 4 hidden layers <text:span text:style-name="T121">and more steps</text:span><text:bookmark-end text:name="__RefHeading___Toc1384_426302360"/></text:h>
      <text:p text:style-name="Text_20_body"><text:tab/><text:span text:style-name="T122">From what I saw in the default case, the machine agent was able to reach a mean reward of around 0.600, thus I though, what if I let it train overnight, and also give it more hidden layers.</text:span></text:p>
      <text:p text:style-name="Text_20_body"><text:tab/><text:span text:style-name="T122">Having more hidden layers should help it learn more complex behaviors, and letting it train more time should help it reach better average rewards.</text:span></text:p>
      <text:p text:style-name="Text_20_body"><text:tab/><text:span text:style-name="T123">All the training settings are the same, except that there are now 4 hidden layers, and the max steps value is now set to 5.0e6 (5 million).</text:span></text:p>
      <text:p text:style-name="Text_20_body"><text:tab/><text:span text:style-name="T123">At step 6000, it has already reached a mean reward of over 0.139. This looks good so far, the training started really well.</text:span></text:p>
      <text:p text:style-name="P124"><text:tab/><text:span text:style-name="T123">At step 50000, it was able to stabilize the mean reward to be above 0.300. It took it almost twice as many training steps than the default case, but it is expected for this to happen, taking into consideration the extra hidden layer.</text:span></text:p>
      <text:p text:style-name="P124"><text:span text:style-name="T123"><text:tab/>After a long time, it has reached a stable mean reward of at least 0.400, at training step 214000. Again it took twice as many training steps to reach this compared to the default case.</text:span></text:p>
      <text:p text:style-name="P124"><text:soft-page-break/><text:tab/><text:span text:style-name="T124">I thought everything will be well, but something very interesting has happened, the mean reward started to drop. And it didn’t stop. After it reached a decent mean reward of 0.467 at training step 272000, the mean reward just started to get lower and lower.</text:span></text:p>
      <text:p text:style-name="P124"><text:tab/><text:span text:style-name="T124">It dropped all the way down to a mean reward perfect 0.000, at training step 418000. It was as if all progress was lost. I am not completely sure why this happened, but this might be because of the curiosity flag being set to true.</text:span></text:p>
      <text:p text:style-name="P125"><text:tab/><text:span text:style-name="T124">I personally do not fully understand how this feature works, so its best to just quote them;</text:span></text:p>
      <text:p text:style-name="P125"><text:tab/>“encourage agents to explore the environment more effectively when the rewards are infrequent and sparsely distributed. These agents can do this using a reward they give themselves based on how surprised they are about the outcome of their actions” <text:span text:style-name="T124">(taken from </text:span><text:span text:style-name="T124"><text:bibliography-mark text:identifier="Solving sparse-reward tasks with Curiosity" text:bibliography-type="www" text:url="https://blogs.unity3d.com/2018/06/26/solving-sparse-reward-tasks-with-curiosity/">[Solving sparse-reward tasks with Curiosity]</text:bibliography-mark></text:span><text:span text:style-name="T124">)</text:span></text:p>
      <text:p text:style-name="Text_20_body"><text:tab/><text:span text:style-name="T125">So it seems like the agent is more prone to wildly exploring different strategies, giving itself some kind of special reward to continue searching, in hope of receiving a real reward.</text:span></text:p>
      <text:p text:style-name="Text_20_body"><text:tab/><text:span text:style-name="T126">For a very long time, this strategy does not seem to really work. The mean reward remained under 0.020 until training step 1168000. That means 896000 training steps have been spent randomly trying bad strategies. That is an amazing amount of time, considering all my previous training setups stopped when reaching 500000.</text:span></text:p>
      <text:p text:style-name="Text_20_body"><text:tab/><text:span text:style-name="T127">After this long pause of trying and failing for a very long time, the agent seems to start recovering some of it’s progress.</text:span></text:p>
      <text:p text:style-name="P126"><text:tab/><text:span text:style-name="T127">At training step 1216000 it reached a mean reward of 0.105. </text:span></text:p>
      <text:p text:style-name="P126"><text:span text:style-name="T127"><text:tab/>At 1286000 it reached 0.200.</text:span></text:p>
      <text:p text:style-name="P126"><text:tab/><text:span text:style-name="T127">At 1340000 it got to 0.304.</text:span></text:p>
      <text:p text:style-name="P126"><text:tab/><text:span text:style-name="T128">Its now taking tens of thousands of steps to learn useful strategies.</text:span></text:p>
      <text:p text:style-name="P126"><text:tab/><text:span text:style-name="T128">It managed to stabilize a reward of at least 0.400 after 1538000 steps. The growth was slow, but at least it’s not dropping back to zero.</text:span></text:p>
      <text:p text:style-name="P126"><text:tab/><text:span text:style-name="T129">At training step 1948000, it has managed to stabilize a new best mean reward of at least 0.500. Maybe the new strategy that it has discovered due to the curiosity system might help it after all.</text:span></text:p>
      <text:p text:style-name="P126"><text:tab/><text:span text:style-name="T130">The incredibly slow learning process is still continuing. At training step 3352000, it finally managed to stabilize to at least 0.600. It took at least 1000000 steps of training for just that little increase in performance.</text:span></text:p>
      <text:p text:style-name="P126"><text:tab/><text:span text:style-name="T131">My hope in leaving my computer run over night was to discover a fully developed agent that was an expert at it’s task. But it was taking too much time. I stopped the training at step 3352000, the time was 19:07, the time when I started the training was 01:16, and all of that was to just reach a mean reward of 0.626.</text:span></text:p>
      <text:p text:style-name="P126"><text:soft-page-break/><text:tab/><text:span text:style-name="T132">It took almost 18 hours, only to reach that meager value.</text:span></text:p>
      <text:h text:style-name="Heading_20_3" text:outline-level="3"><text:bookmark-start text:name="__RefHeading___Toc2280_426302360"/><text:tab/><text:span text:style-name="T118">Behavior</text:span><text:bookmark-end text:name="__RefHeading___Toc2280_426302360"/></text:h>
      <text:p text:style-name="Text_20_body"><text:tab/><text:span text:style-name="T134">The movements of this agents are not chaotic, they may rather be consider to be prudent. The speed is very controlled at most times.</text:span></text:p>
      <text:p text:style-name="P127"><text:span text:style-name="T9"><text:tab/>Po</text:span><text:span text:style-name="T7">sitive behaviors:</text:span></text:p>
      <text:list xml:id="list195943083847314" text:continue-numbering="true" text:style-name="L12">
        <text:list-item>
          <text:p text:style-name="P111">actively chasing the first brown sphere to push it out</text:p>
        </text:list-item>
        <text:list-item>
          <text:p text:style-name="P108">it became incredibly good at not falling of<text:span text:style-name="T135">f </text:span>the stage</text:p>
        </text:list-item>
        <text:list-item>
          <text:p text:style-name="P112">sometimes is seen to chase metallic sphere in order to get the second reward</text:p>
        </text:list-item>
        <text:list-item>
          <text:p text:style-name="P112">sometimes seen to actively push on the final golden sphere if it comes into solid contact with it</text:p>
        </text:list-item>
        <text:list-item>
          <text:p text:style-name="P129"><text:span text:style-name="T133">the more prudent nature of this agent makes it give a small push to the other spheres, as if it was played by a player</text:span></text:p>
          <text:p text:style-name="P128"><text:span text:style-name="T10">Negative behaviors:</text:span></text:p>
        </text:list-item>
        <text:list-item>
          <text:p text:style-name="P118">sometimes the machine agent slams into the golden sphere at the start of a round, thus knocking it out too early</text:p>
        </text:list-item>
        <text:list-item>
          <text:p text:style-name="P122">sometimes seen to be too afraid to approach the metallic sphere if the golden one is nearby to it</text:p>
        </text:list-item>
        <text:list-item>
          <text:p text:style-name="P122">in about 50% of times, it does not attempt to chase after the last golden sphere, only to spin around in the safety of the arena</text:p>
        </text:list-item>
        <text:list-item>
          <text:p text:style-name="P123">sometimes too afraid spheres that are very close to the edge of the arena</text:p>
        </text:list-item>
      </text:list>
      <text:h text:style-name="P80" text:outline-level="1"><text:bookmark-start text:name="__RefHeading___Toc2713_3571800575"/>Bibliography<text:bookmark-end text:name="__RefHeading___Toc2713_3571800575"/></text:h>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74">ML Agents GitHub page: , , , https://github.com/Unity-Technologies/ml-agents</text:p>
          <text:p text:style-name="P74">TensorFlow GitHub page: , , , https://github.com/tensorflow/tensorflow</text:p>
          <text:p text:style-name="P74">Making a New Learning Environment: , , , https://github.com/Unity-Technologies/ml-agents/blob/master/docs/Learning-Environment-Create-New.md</text:p>
          <text:p text:style-name="P74">Training ML-Agents: , , , https://github.com/Unity-Technologies/ml-agents/blob/master/docs/Training-ML-Agents.md</text:p>
          <text:p text:style-name="P74">Solving sparse-reward tasks with Curiosity: , , , https://blogs.unity3d.com/2018/06/26/solving-sparse-reward-tasks-with-curiosity/</text:p>
          <text:p text:style-name="P74">Training with Proximal Policy Optimization: , , , https://github.com/Unity-Technologies/ml-agents/blob/master/docs/Training-PPO.md</text:p>
        </text:index-body>
      </text:bibliography>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1" svg:font-family="Consolas"/>
    <style:font-face style:name="Arial3" svg:font-family="Arial" style:font-family-generic="swiss"/>
    <style:font-face style:name="Consolas2" svg:font-family="Consolas" style:font-family-generic="modern" style:font-pitch="fixed"/>
    <style:font-face style:name="Liberation Mono" svg:font-family="'Liberation Mono'" style:font-family-generic="modern" style:font-pitch="fixed"/>
    <style:font-face style:name="NSimSun2" svg:font-family="NSimSun" style:font-family-generic="modern" style:font-pitch="fixed"/>
    <style:font-face style:name="Arial1" svg:font-family="Arial" style:font-pitch="variable"/>
    <style:font-face style:name="Consolas3" svg:font-family="Consolas" style:font-pitch="variable"/>
    <style:font-face style:name="Liberation Serif1" svg:font-family="'Liberation Serif'" style:font-pitch="variable"/>
    <style:font-face style:name="NSimSun1" svg:font-family="NSimSun" style:font-pitch="variable"/>
    <style:font-face style:name="Arial2" svg:font-family="Arial" style:font-family-generic="modern" style:font-pitch="variable"/>
    <style:font-face style:name="Consolas4" svg:font-family="Consolas" style:font-family-generic="modern" style:font-pitch="variable"/>
    <style:font-face style:name="Liberation Serif2" svg:font-family="'Liberation Serif'" style:font-family-generic="moder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xt" style:family="paragraph" style:parent-style-name="Caption" style:class="extra"/>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2"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2"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5T20:27:05.209000000</meta:creation-date>
    <dc:date>2019-05-14T19:59:42.580000000</dc:date>
    <meta:editing-duration>PT11H53M30S</meta:editing-duration>
    <meta:editing-cycles>300</meta:editing-cycles>
    <meta:generator>LibreOffice/6.1.5.2$Windows_X86_64 LibreOffice_project/90f8dcf33c87b3705e78202e3df5142b201bd805</meta:generator>
    <meta:document-statistic meta:table-count="0" meta:image-count="4" meta:object-count="0" meta:page-count="24" meta:paragraph-count="388" meta:word-count="7899" meta:character-count="46522" meta:non-whitespace-character-count="38854"/>
  </office:meta>
</office:document-meta>
</file>